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1" svg:font-family="Consolas, 'Courier New', Courier, mono, serif"/>
    <style:font-face style:name="Consolas" svg:font-family="Consolas, Menlo, 'Deja Vu Sans Mono', 'Bitstream Vera Sans Mono', monospace"/>
    <style:font-face style:name="Courier New" svg:font-family="'Courier New'"/>
    <style:font-face style:name="Courier New1" svg:font-family="'Courier New', Courier, monospace"/>
    <style:font-face style:name="Courier New2" svg:font-family="'Courier New', sans-serif"/>
    <style:font-face style:name="Garamond" svg:font-family="Garamond, Georgia, serif"/>
    <style:font-face style:name="Lohit Devanagari1" svg:font-family="'Lohit Devanagari'"/>
    <style:font-face style:name="PingFang SC1" svg:font-family="'PingFang SC', 'Lantinghei SC', 'Microsoft YaHei', arial, sans-serif, tahoma"/>
    <style:font-face style:name="PingFang SC" svg:font-family="'PingFang SC', 'Microsoft YaHei', SimHei, Arial, SimSun"/>
    <style:font-face style:name="Tahoma" svg:font-family="Tahoma, Arial, Helvetica, sans-serif"/>
    <style:font-face style:name="Verdana" svg:font-family="Verdana, Arial, Helvetica, sans-serif"/>
    <style:font-face style:name="apple-system" svg:font-family="apple-system, 'SF UI Display', Arial, 'PingFang SC', 'Hiragino Sans GB', 'Microsoft YaHei', 'WenQuanYi Micro Hei', sans-serif"/>
    <style:font-face style:name="arial" svg:font-family="arial, sans-serif"/>
    <style:font-face style:name="goudy old style" svg:font-family="'goudy old style', 'minion pro', 'bell mt', Georgia, 'Hiragino Mincho Pro', 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f4f4f" style:font-name="文泉驿点阵正黑" fo:font-size="12pt" fo:letter-spacing="normal" fo:font-style="normal" fo:font-weight="normal" officeooo:rsid="003bd989" officeooo:paragraph-rsid="002ca9db" style:font-name-asian="文泉驿点阵正黑" style:font-size-asian="12pt" style:font-size-complex="12pt" fo:padding="0cm" fo:border="none"/>
    </style:style>
    <style:style style:name="P2" style:family="paragraph" style:parent-style-name="Text_20_body">
      <style:paragraph-properties fo:orphans="2" fo:widows="2"/>
      <style:text-properties fo:font-variant="normal" fo:text-transform="none" fo:color="#555555" fo:letter-spacing="normal" style:font-name-asian="PingFang SC" style:font-size-asian="11.25pt" style:font-style-asian="normal" style:font-weight-asian="normal"/>
    </style:style>
    <style:style style:name="P3" style:family="paragraph" style:parent-style-name="Text_20_body">
      <style:text-properties officeooo:paragraph-rsid="00873831"/>
    </style:style>
    <style:style style:name="P4" style:family="paragraph" style:parent-style-name="Text_20_body">
      <style:text-properties officeooo:paragraph-rsid="0089f7d4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a5814" officeooo:paragraph-rsid="004a5814" style:font-name-asian="文泉驿点阵正黑" style:font-size-asian="12pt" style:font-size-complex="12pt" fo:padding="0cm" fo:border="none"/>
    </style:style>
    <style:style style:name="P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f4387" officeooo:paragraph-rsid="004f4387" style:font-name-asian="文泉驿点阵正黑" style:font-size-asian="12pt" style:font-size-complex="12pt" fo:padding="0cm" fo:border="none"/>
    </style:style>
    <style:style style:name="P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5a726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8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49b16a" officeooo:paragraph-rsid="0049b16a" style:font-name-asian="文泉驿点阵正黑" style:font-size-asian="12pt" style:font-style-asian="normal" style:font-weight-asian="normal" style:font-size-complex="12pt" fo:padding="0cm" fo:border="none"/>
    </style:style>
    <style:style style:name="P9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a4537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10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66d957"/>
    </style:style>
    <style:style style:name="P11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2pt" fo:letter-spacing="normal" fo:font-style="normal" fo:font-weight="bold" officeooo:rsid="005a4537" officeooo:paragraph-rsid="004f4387" style:font-name-asian="文泉驿点阵正黑" style:font-size-asian="12pt" style:font-style-asian="normal" style:font-weight-asian="bold" style:font-size-complex="12pt" style:font-weight-complex="bold" fo:padding="0cm" fo:border="none"/>
    </style:style>
    <style:style style:name="P1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14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6c6c3f"/>
    </style:style>
    <style:style style:name="P15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4f4387"/>
    </style:style>
    <style:style style:name="P16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rsid="007034c9" officeooo:paragraph-rsid="007034c9" style:font-name-asian="PingFang SC1" style:font-size-asian="12pt" style:font-style-asian="normal" style:font-weight-asian="normal"/>
    </style:style>
    <style:style style:name="P17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rsid="0074d74f" officeooo:paragraph-rsid="0074d74f" style:font-name-asian="PingFang SC1" style:font-size-asian="12pt" style:font-style-asian="normal" style:font-weight-asian="normal"/>
    </style:style>
    <style:style style:name="P18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 officeooo:rsid="007034c9" officeooo:paragraph-rsid="007034c9" style:font-name-asian="PingFang SC1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7034c9"/>
    </style:style>
    <style:style style:name="P20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paragraph-rsid="00626460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background-color="#292429" fo:padding="0cm" fo:border="none">
        <style:background-image/>
      </style:paragraph-properties>
      <style:text-properties fo:font-variant="normal" fo:text-transform="none" fo:color="#75715e" style:font-name="Consolas" fo:font-size="10pt" fo:letter-spacing="normal" fo:font-style="normal" fo:font-weight="normal" officeooo:rsid="005a4537" officeooo:paragraph-rsid="00626460" style:font-name-asian="Nimbus Mono L" style:font-size-asian="10pt" style:font-style-asian="normal" style:font-weight-asian="normal" style:font-name-complex="Liberation Mono" style:font-size-complex="10pt" style:font-weight-complex="bold" fo:padding="0cm" fo:border="none"/>
    </style:style>
    <style:style style:name="P22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555555" fo:letter-spacing="normal" officeooo:paragraph-rsid="00723664"/>
    </style:style>
    <style:style style:name="P23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555555" fo:letter-spacing="normal" officeooo:paragraph-rsid="00723664" style:font-name-asian="microsoft yahei" style:font-size-asian="11.25pt" style:font-style-asian="normal" style:font-weight-asian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55555" fo:letter-spacing="normal" officeooo:paragraph-rsid="00723664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55555" fo:letter-spacing="normal" officeooo:paragraph-rsid="00723664" style:font-name-asian="microsoft yahei" style:font-size-asian="11.25pt" style:font-style-asian="normal" style:font-weight-asian="normal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0f0f0" fo:padding="0cm" fo:border="none">
        <style:background-image/>
      </style:paragraph-properties>
      <style:text-properties fo:font-variant="normal" fo:text-transform="none" fo:color="#000000" style:font-name="Courier New" fo:font-size="10.5pt" fo:letter-spacing="normal" fo:font-style="normal" fo:font-weight="normal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0f0f0" fo:padding="0cm" fo:border="none">
        <style:background-image/>
      </style:paragraph-properties>
      <style:text-properties fo:font-variant="normal" fo:text-transform="none" fo:color="#800000" style:font-name="Courier New" fo:font-size="10.5pt" fo:letter-spacing="normal" fo:font-style="normal" fo:font-weight="normal" fo:padding="0cm" fo:border="non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867239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Courier New1" fo:font-size="10.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3" style:family="paragraph" style:parent-style-name="Preformatted_20_Text">
      <style:text-properties fo:font-variant="normal" fo:text-transform="none" fo:color="#4f4f4f" style:font-name="文泉驿点阵正黑" fo:font-size="12pt" fo:letter-spacing="normal" fo:font-style="normal" fo:font-weight="normal" officeooo:rsid="0025a535" officeooo:paragraph-rsid="002ca9db" style:font-name-asian="文泉驿点阵正黑" style:font-size-asian="12pt" style:font-style-asian="normal" style:font-weight-asian="bold" style:font-name-complex="Liberation Mono" style:font-size-complex="12pt" style:font-weight-complex="bold"/>
    </style:style>
    <style:style style:name="P34" style:family="paragraph" style:parent-style-name="Standard">
      <style:text-properties fo:font-variant="normal" fo:text-transform="none" fo:color="#4f4f4f" style:font-name="文泉驿点阵正黑" fo:font-size="12pt" fo:letter-spacing="normal" fo:font-style="normal" fo:font-weight="normal" officeooo:rsid="0049b16a" style:font-name-asian="文泉驿点阵正黑" style:font-size-asian="12pt" style:font-style-asian="normal" style:font-weight-asian="normal" style:font-size-complex="12pt" fo:padding="0cm" fo:border="none"/>
    </style:style>
    <style:style style:name="P35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style:font-name="Consolas" fo:letter-spacing="normal" fo:font-style="normal" fo:font-weight="normal"/>
    </style:style>
    <style:style style:name="P36" style:family="paragraph" style:parent-style-name="Preformatted_20_Text">
      <style:paragraph-properties fo:margin-top="0.397cm" fo:margin-bottom="0.397cm" loext:contextual-spacing="false" fo:text-align="start" style:justify-single-word="false" fo:orphans="2" fo:widows="2" fo:background-color="#292429" fo:padding="0cm" fo:border="none">
        <style:background-image/>
      </style:paragraph-properties>
      <style:text-properties fo:font-variant="normal" fo:text-transform="none" fo:color="#f8f8f2" fo:letter-spacing="normal"/>
    </style:style>
    <style:style style:name="P37" style:family="paragraph" style:parent-style-name="Text_20_body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38" style:family="paragraph" style:parent-style-name="Text_20_body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officeooo:paragraph-rsid="00788c58"/>
    </style:style>
    <style:style style:name="P39" style:family="paragraph" style:parent-style-name="Text_20_body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officeooo:paragraph-rsid="007db408"/>
    </style:style>
    <style:style style:name="P40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41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officeooo:paragraph-rsid="007db408"/>
    </style:style>
    <style:style style:name="P42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officeooo:paragraph-rsid="009c4288"/>
    </style:style>
    <style:style style:name="P43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2pt" fo:letter-spacing="normal" fo:font-style="normal" fo:font-weight="normal"/>
    </style:style>
    <style:style style:name="P44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2pt" fo:letter-spacing="normal" fo:font-style="normal" fo:font-weight="normal" officeooo:paragraph-rsid="009c4288"/>
    </style:style>
    <style:style style:name="P45" style:family="paragraph" style:parent-style-name="Quotations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2pt" fo:letter-spacing="normal" fo:font-style="normal" fo:font-weight="normal" officeooo:rsid="009622fa" officeooo:paragraph-rsid="009622fa"/>
    </style:style>
    <style:style style:name="P4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</style:style>
    <style:style style:name="P47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8" style:family="paragraph" style:parent-style-name="Text_20_body">
      <style:paragraph-properties fo:margin-left="0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9" style:family="paragraph" style:parent-style-name="Preformatted_20_Text">
      <style:paragraph-properties fo:margin-top="0.265cm" fo:margin-bottom="0.265cm" loext:contextual-spacing="false" fo:line-height="150%" fo:orphans="2" fo:widows="2" fo:padding="0cm" fo:border="none"/>
    </style:style>
    <style:style style:name="P5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Courier New1" fo:font-size="10.5pt" fo:letter-spacing="normal" fo:font-style="normal" fo:font-weight="normal"/>
    </style:style>
    <style:style style:name="P5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Courier New1" fo:font-size="10.5pt" fo:letter-spacing="normal" fo:font-style="normal" fo:font-weight="normal" officeooo:paragraph-rsid="009ed3bc"/>
    </style:style>
    <style:style style:name="P5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Courier New1" fo:font-size="10.5pt" fo:letter-spacing="normal" fo:font-style="normal" fo:font-weight="normal" style:font-name-asian="Courier New1" style:font-size-asian="10.5pt" style:font-style-asian="normal" style:font-weight-asian="normal"/>
    </style:style>
    <style:style style:name="P5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Courier New1" fo:font-size="15pt" fo:letter-spacing="normal" fo:font-style="normal" fo:font-weight="normal" style:font-size-asian="15pt" style:font-size-complex="15pt"/>
    </style:style>
    <style:style style:name="P5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44444" fo:letter-spacing="normal" style:font-name-asian="Courier New1" style:font-size-asian="10.5pt" style:font-style-asian="normal" style:font-weight-asian="normal"/>
    </style:style>
    <style:style style:name="P55" style:family="paragraph" style:parent-style-name="Standard" style:list-style-name="L1"/>
    <style:style style:name="P56" style:family="paragraph" style:parent-style-name="Standard" style:list-style-name="L1">
      <style:text-properties officeooo:paragraph-rsid="00a50490"/>
    </style:style>
    <style:style style:name="P57" style:family="paragraph" style:parent-style-name="Standard" style:list-style-name="L2"/>
    <style:style style:name="P58" style:family="paragraph" style:parent-style-name="Heading_20_2">
      <style:text-properties fo:font-variant="normal" fo:text-transform="none" fo:color="#333333" fo:letter-spacing="normal"/>
    </style:style>
    <style:style style:name="P59" style:family="paragraph" style:parent-style-name="Heading_20_2">
      <style:text-properties officeooo:paragraph-rsid="00873831"/>
    </style:style>
    <style:style style:name="P60" style:family="paragraph" style:parent-style-name="Heading_20_2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61" style:family="paragraph" style:parent-style-name="Heading_20_2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文泉驿点阵正黑" fo:font-size="12pt" fo:letter-spacing="normal" fo:font-style="normal" fo:font-weight="normal" officeooo:rsid="005a4537" officeooo:paragraph-rsid="004f4387" style:font-name-asian="文泉驿点阵正黑" style:font-size-asian="12pt" style:font-style-asian="normal" style:font-weight-asian="normal" style:font-size-complex="12pt" fo:padding="0cm" fo:border="none"/>
    </style:style>
    <style:style style:name="P62" style:family="paragraph" style:parent-style-name="Text_20_body" style:list-style-name="L1">
      <style:text-properties officeooo:paragraph-rsid="00a49dc0"/>
    </style:style>
    <style:style style:name="P63" style:family="paragraph" style:parent-style-name="Text_20_body" style:list-style-name="L1">
      <style:paragraph-properties fo:text-align="start" style:justify-single-word="false"/>
      <style:text-properties style:font-name="Liberation Sans" fo:font-size="16.1000003814697pt" fo:font-weight="bold" officeooo:paragraph-rsid="00a49dc0" style:font-name-asian="文泉驿点阵正黑1" style:font-size-asian="16.1000003814697pt" style:font-weight-asian="bold" style:font-name-complex="Lohit Devanagari" style:font-size-complex="16.1000003814697pt" style:font-weight-complex="bold"/>
    </style:style>
    <style:style style:name="P64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P65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e4349" style:font-name="Garamond" fo:font-size="14pt" fo:letter-spacing="normal" fo:font-style="normal" fo:font-weight="bold" officeooo:rsid="005a4537" officeooo:paragraph-rsid="004f438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P66" style:family="paragraph" style:parent-style-name="Heading_20_1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文泉驿点阵正黑" fo:font-size="12pt" fo:letter-spacing="normal" fo:font-style="normal" fo:font-weight="normal" officeooo:rsid="0049b16a" officeooo:paragraph-rsid="0049b16a" style:font-name-asian="文泉驿点阵正黑" style:font-size-asian="12pt" style:font-style-asian="normal" style:font-weight-asian="normal" style:font-size-complex="12pt" fo:padding="0cm" fo:border="none"/>
    </style:style>
    <style:style style:name="P67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8" style:family="paragraph" style:parent-style-name="Heading_20_1">
      <style:paragraph-properties fo:margin-left="0cm" fo:margin-right="1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T1" style:family="text">
      <style:text-properties fo:font-weight="bold" style:font-style-asian="normal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tyle-asian="normal" style:font-weight-asian="normal"/>
    </style:style>
    <style:style style:name="T4" style:family="text">
      <style:text-properties officeooo:rsid="004d7b0a" style:font-style-asian="normal" style:font-weight-asian="normal"/>
    </style:style>
    <style:style style:name="T5" style:family="text">
      <style:text-properties officeooo:rsid="005499fa" style:font-style-asian="normal" style:font-weight-asian="normal"/>
    </style:style>
    <style:style style:name="T6" style:family="text">
      <style:text-properties officeooo:rsid="0055a726" style:font-style-asian="normal" style:font-weight-asian="normal"/>
    </style:style>
    <style:style style:name="T7" style:family="text">
      <style:text-properties officeooo:rsid="0057f119" style:font-style-asian="normal" style:font-weight-asian="normal"/>
    </style:style>
    <style:style style:name="T8" style:family="text">
      <style:text-properties officeooo:rsid="0058fb9a" style:font-style-asian="normal" style:font-weight-asian="normal"/>
    </style:style>
    <style:style style:name="T9" style:family="text">
      <style:text-properties officeooo:rsid="005a4537" style:font-style-asian="normal" style:font-weight-asian="normal"/>
    </style:style>
    <style:style style:name="T10" style:family="text">
      <style:text-properties officeooo:rsid="005b69e9" style:font-style-asian="normal" style:font-weight-asian="normal"/>
    </style:style>
    <style:style style:name="T11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goudy old style" style:font-size-asian="12.75pt" style:font-style-asian="normal" style:font-weight-asian="normal" style:font-size-complex="12pt" style:font-weight-complex="normal" fo:padding="0cm" fo:border="none"/>
    </style:style>
    <style:style style:name="T12" style:family="text">
      <style:text-properties fo:font-variant="normal" fo:text-transform="none" fo:color="#3e4349" style:font-name="Garamond" fo:font-size="12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3" style:family="text">
      <style:text-properties fo:font-variant="normal" fo:text-transform="none" fo:color="#3e4349" style:font-name="Garamond" fo:font-size="14pt" fo:letter-spacing="normal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4" style:family="text">
      <style:text-properties fo:font-variant="normal" fo:text-transform="none" fo:color="#3e4349" style:font-name="Garamond" fo:font-size="14pt" fo:letter-spacing="normal" fo:font-style="normal" fo:font-weight="bold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5" style:family="text">
      <style:text-properties fo:font-variant="normal" fo:text-transform="none" fo:color="#3e4349" style:font-name="Garamond" fo:font-size="14pt" fo:letter-spacing="normal" fo:font-style="normal" fo:font-weight="bold" officeooo:rsid="006c6c3f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16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2pt" style:font-style-asian="normal" style:font-weight-asian="normal" style:font-size-complex="12pt" style:font-weight-complex="normal" fo:padding="0cm" fo:border="none"/>
    </style:style>
    <style:style style:name="T17" style:family="text">
      <style:text-properties fo:font-variant="normal" fo:text-transform="none" fo:color="#3e4349" style:font-name="goudy old style" fo:font-size="12.75pt" fo:letter-spacing="normal" fo:font-style="normal" fo:font-weight="normal" officeooo:rsid="005a4537" style:font-name-asian="文泉驿点阵正黑" style:font-size-asian="14pt" style:font-style-asian="normal" style:font-weight-asian="bold" style:font-size-complex="14pt" style:font-weight-complex="bold" fo:padding="0cm" fo:border="none"/>
    </style:style>
    <style:style style:name="T18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2pt" style:font-style-asian="normal" style:font-weight-asian="normal" style:font-size-complex="12pt" style:font-weight-complex="normal" fo:padding-left="0cm" fo:padding-right="0cm" fo:padding-top="0cm" fo:padding-bottom="0.049cm" fo:border-left="none" fo:border-right="none" fo:border-top="none" fo:border-bottom="0.06pt dotted #004b6b"/>
    </style:style>
    <style:style style:name="T19" style:family="text">
      <style:text-properties fo:font-variant="normal" fo:text-transform="none" fo:color="#004b6b" style:text-line-through-style="none" style:text-line-through-type="none" style:font-name="goudy old style" fo:font-size="12.75pt" fo:letter-spacing="normal" fo:font-style="normal" style:text-underline-style="none" fo:font-weight="normal" officeooo:rsid="005a4537" style:text-blinking="false" style:font-name-asian="文泉驿点阵正黑" style:font-size-asian="14pt" style:font-style-asian="normal" style:font-weight-asian="bold" style:font-size-complex="14pt" style:font-weight-complex="bold" fo:padding-left="0cm" fo:padding-right="0cm" fo:padding-top="0cm" fo:padding-bottom="0.049cm" fo:border-left="none" fo:border-right="none" fo:border-top="none" fo:border-bottom="0.06pt dotted #004b6b"/>
    </style:style>
    <style:style style:name="T20" style:family="text">
      <style:text-properties fo:font-variant="normal" fo:text-transform="none" fo:color="#333333" style:font-name="PingFang SC1" fo:font-size="12pt" fo:letter-spacing="normal" fo:font-style="normal" fo:font-weight="normal"/>
    </style:style>
    <style:style style:name="T21" style:family="text">
      <style:text-properties fo:font-variant="normal" fo:text-transform="none" fo:color="#333333" fo:letter-spacing="normal" style:font-name-asian="PingFang SC1" style:font-size-asian="12pt" style:font-style-asian="normal" style:font-weight-asian="normal"/>
    </style:style>
    <style:style style:name="T22" style:family="text"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T23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24" style:family="text">
      <style:text-properties fo:font-variant="normal" fo:text-transform="none" fo:color="#333333" style:font-name="Verdana" fo:font-size="10.5pt" fo:letter-spacing="normal" fo:font-style="normal" fo:font-weight="normal" style:font-name-asian="PingFang SC" style:font-size-asian="12pt" style:font-style-asian="normal" style:font-weight-asian="bold"/>
    </style:style>
    <style:style style:name="T25" style:family="text">
      <style:text-properties fo:font-variant="normal" fo:text-transform="none" fo:color="#333333" style:font-name="Verdana" fo:font-size="10.5pt" fo:letter-spacing="normal" fo:font-style="normal" fo:font-weight="normal" style:font-name-asian="Verdana" style:font-size-asian="10.5pt" style:font-style-asian="normal" style:font-weight-asian="normal"/>
    </style:style>
    <style:style style:name="T26" style:family="text">
      <style:text-properties fo:font-variant="normal" fo:text-transform="none" fo:color="#333333" style:font-name="Courier New2" fo:font-size="9pt" fo:letter-spacing="normal" fo:font-style="normal" fo:font-weight="normal" style:font-name-asian="Verdana" style:font-size-asian="10.5pt" style:font-style-asian="normal" style:font-weight-asian="normal"/>
    </style:style>
    <style:style style:name="T27" style:family="text">
      <style:text-properties fo:font-variant="normal" fo:text-transform="none" fo:color="#333333" style:font-name="Courier New2" fo:font-size="9pt" fo:letter-spacing="normal" fo:font-style="normal" fo:font-weight="normal" style:font-name-asian="Verdana" style:font-size-asian="15.75pt" style:font-style-asian="normal" style:font-weight-asian="bold"/>
    </style:style>
    <style:style style:name="T28" style:family="text">
      <style:text-properties fo:font-variant="normal" fo:text-transform="none" fo:color="#333333" style:font-name="Courier New2" fo:font-size="9pt" fo:letter-spacing="normal" fo:font-style="normal" fo:font-weight="normal" fo:background-color="#f5f5f5" loext:char-shading-value="0" style:font-size-asian="12pt" style:font-style-asian="normal" style:font-weight-asian="bold" fo:padding-left="0.132cm" fo:padding-right="0.132cm" fo:padding-top="0.049cm" fo:padding-bottom="0.049cm" fo:border="0.06pt solid #cccccc"/>
    </style:style>
    <style:style style:name="T29" style:family="text">
      <style:text-properties fo:font-variant="normal" fo:text-transform="none" fo:color="#333333" style:font-name="Courier New2" fo:font-size="9pt" fo:letter-spacing="normal" fo:font-style="normal" fo:font-weight="normal" style:font-name-asian="PingFang SC" style:font-size-asian="12pt" style:font-style-asian="normal" style:font-weight-asian="bold"/>
    </style:style>
    <style:style style:name="T30" style:family="text">
      <style:text-properties fo:font-variant="normal" fo:text-transform="none" fo:color="#3f88bf" style:text-line-through-style="none" style:text-line-through-type="none" style:font-name="PingFang SC1" fo:font-size="12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3f88bf" style:text-line-through-style="none" style:text-line-through-type="none" fo:letter-spacing="normal" style:text-underline-style="none" style:text-blinking="false" style:font-name-asian="PingFang SC1" style:font-size-asian="12pt" style:font-style-asian="normal" style:font-weight-asian="normal"/>
    </style:style>
    <style:style style:name="T32" style:family="text">
      <style:text-properties fo:font-variant="normal" fo:text-transform="none" fo:color="#555555" fo:letter-spacing="normal" officeooo:rsid="007034c9" style:font-name-asian="microsoft yahei" style:font-size-asian="11.25pt" style:font-style-asian="normal" style:font-weight-asian="normal"/>
    </style:style>
    <style:style style:name="T33" style:family="text">
      <style:text-properties fo:font-variant="normal" fo:text-transform="none" fo:color="#555555" fo:letter-spacing="normal" officeooo:rsid="00723664" style:font-name-asian="microsoft yahei" style:font-size-asian="11.25pt" style:font-style-asian="normal" style:font-weight-asian="normal"/>
    </style:style>
    <style:style style:name="T34" style:family="text">
      <style:text-properties fo:font-variant="normal" fo:text-transform="none" fo:color="#555555" style:font-name="microsoft yahei" fo:font-size="11.25pt" fo:letter-spacing="normal" fo:font-style="normal" fo:font-weight="normal" officeooo:rsid="007034c9" style:font-name-asian="PingFang SC1" style:font-size-asian="12pt" style:font-style-asian="normal" style:font-weight-asian="normal"/>
    </style:style>
    <style:style style:name="T35" style:family="text">
      <style:text-properties fo:font-variant="normal" fo:text-transform="none" fo:color="#4f4f4f" fo:letter-spacing="normal" style:font-name-asian="PingFang SC" style:font-size-asian="12pt" style:font-style-asian="normal" style:font-weight-asian="bold"/>
    </style:style>
    <style:style style:name="T36" style:family="text">
      <style:text-properties fo:font-variant="normal" fo:text-transform="none" fo:color="#4f4f4f" style:font-name="文泉驿点阵正黑" fo:font-size="12pt" fo:letter-spacing="normal" fo:font-style="normal" fo:font-weight="normal" officeooo:rsid="0049b16a" style:font-name-asian="文泉驿点阵正黑" style:font-size-asian="12pt" style:font-style-asian="normal" style:font-weight-asian="normal" style:font-size-complex="12pt" fo:padding="0cm" fo:border="none"/>
    </style:style>
    <style:style style:name="T37" style:family="text">
      <style:text-properties fo:font-variant="normal" fo:text-transform="none" fo:color="#4f4f4f" fo:font-size="12pt" fo:letter-spacing="normal" fo:font-style="normal" fo:font-weight="normal" officeooo:rsid="0049b16a" style:font-size-asian="12pt" style:font-style-asian="normal" style:font-weight-asian="normal" style:font-size-complex="12pt" fo:padding="0cm" fo:border="none"/>
    </style:style>
    <style:style style:name="T38" style:family="text">
      <style:text-properties fo:font-variant="normal" fo:text-transform="none" fo:color="#000000" style:font-name="Courier New2" fo:font-size="9pt" fo:letter-spacing="normal" fo:font-style="normal" fo:font-weight="normal" fo:background-color="#ffffff" loext:char-shading-value="0" fo:padding="0.132cm" fo:border="0.06pt solid #cccccc"/>
    </style:style>
    <style:style style:name="T39" style:family="text">
      <style:text-properties fo:font-variant="normal" fo:text-transform="none" fo:color="#000000" style:font-name="Courier New2" fo:font-size="9pt" fo:letter-spacing="normal" fo:font-style="normal" fo:font-weight="normal" fo:background-color="#ffffff" loext:char-shading-value="0" fo:padding="0cm" fo:border="none"/>
    </style:style>
    <style:style style:name="T40" style:family="text">
      <style:text-properties fo:font-variant="normal" fo:text-transform="none" fo:color="#000000" style:font-name="Courier New2" fo:font-size="9pt" fo:letter-spacing="normal" fo:font-style="normal" fo:font-weight="normal" officeooo:rsid="00801ff4" fo:background-color="#ffffff" loext:char-shading-value="0" fo:padding="0cm" fo:border="none"/>
    </style:style>
    <style:style style:name="T41" style:family="text">
      <style:text-properties fo:font-variant="normal" fo:text-transform="none" fo:color="#000000" style:font-name="Courier New2" fo:font-size="9pt" fo:letter-spacing="normal" fo:font-style="normal" fo:font-weight="normal" style:font-name-asian="PingFang SC" style:font-size-asian="12pt" style:font-style-asian="normal" style:font-weight-asian="bold"/>
    </style:style>
    <style:style style:name="T42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Verdana" style:font-size-asian="10.5pt" style:font-style-asian="normal" style:font-weight-asian="normal" fo:padding="0cm" fo:border="none"/>
    </style:style>
    <style:style style:name="T43" style:family="text">
      <style:text-properties fo:font-variant="normal" fo:text-transform="none" fo:color="#000000" style:font-name="Verdana" fo:font-size="10.5pt" fo:letter-spacing="normal" fo:font-style="normal" style:text-underline-style="solid" style:text-underline-width="auto" style:text-underline-color="font-color" fo:font-weight="normal" fo:padding="0cm" fo:border="none"/>
    </style:style>
    <style:style style:name="T44" style:family="text">
      <style:text-properties fo:font-variant="normal" fo:text-transform="none" fo:color="#000000" style:text-line-through-style="none" style:text-line-through-type="none" style:font-name="Tahoma" fo:font-size="15pt" fo:letter-spacing="normal" fo:font-style="normal" style:text-underline-style="none" fo:font-weight="normal" style:text-blinking="false" style:font-name-asian="Verdana" style:font-size-asian="10.5pt" style:font-style-asian="normal" style:font-weight-asian="normal"/>
    </style:style>
    <style:style style:name="T4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Tahoma" style:font-size-asian="15pt" style:font-style-asian="normal" style:font-weight-asian="normal"/>
    </style:style>
    <style:style style:name="T46" style:family="text">
      <style:text-properties fo:font-variant="normal" fo:text-transform="none" fo:color="#2b91af" style:font-name="Courier New2" fo:font-size="9pt" fo:letter-spacing="normal" fo:font-style="normal" fo:font-weight="normal" fo:background-color="#ffffff" loext:char-shading-value="0" fo:padding="0cm" fo:border="none"/>
    </style:style>
    <style:style style:name="T47" style:family="text">
      <style:text-properties fo:font-variant="normal" fo:text-transform="none" fo:color="#0000ff" style:font-name="Courier New2" fo:font-size="9pt" fo:letter-spacing="normal" fo:font-style="normal" fo:font-weight="normal" fo:background-color="#ffffff" loext:char-shading-value="0" fo:padding="0cm" fo:border="none"/>
    </style:style>
    <style:style style:name="T48" style:family="text">
      <style:text-properties fo:font-variant="normal" fo:text-transform="none" fo:color="#0000ff" style:font-name="Courier New2" fo:font-size="9pt" fo:letter-spacing="normal" fo:font-style="normal" fo:font-weight="normal" officeooo:rsid="00801ff4" fo:background-color="#ffffff" loext:char-shading-value="0" fo:padding="0cm" fo:border="none"/>
    </style:style>
    <style:style style:name="T49" style:family="text">
      <style:text-properties fo:font-variant="normal" fo:text-transform="none" fo:color="#0000ff" style:font-name="Courier New2" fo:font-size="9pt" fo:letter-spacing="normal" fo:font-style="normal" fo:font-weight="normal" officeooo:rsid="00867239" fo:background-color="#ffffff" loext:char-shading-value="0" fo:padding="0cm" fo:border="none"/>
    </style:style>
    <style:style style:name="T50" style:family="text">
      <style:text-properties fo:font-variant="normal" fo:text-transform="none" fo:color="#a31515" style:font-name="Courier New2" fo:font-size="9pt" fo:letter-spacing="normal" fo:font-style="normal" fo:font-weight="normal" fo:background-color="#ffffff" loext:char-shading-value="0" fo:padding="0cm" fo:border="none"/>
    </style:style>
    <style:style style:name="T51" style:family="text">
      <style:text-properties fo:font-variant="normal" fo:text-transform="none" fo:color="#a31515" style:font-name="Courier New2" fo:font-size="9pt" fo:letter-spacing="normal" fo:font-style="normal" fo:font-weight="normal" officeooo:rsid="0080420c" fo:background-color="#ffffff" loext:char-shading-value="0" fo:padding="0cm" fo:border="none"/>
    </style:style>
    <style:style style:name="T52" style:family="text">
      <style:text-properties fo:font-variant="normal" fo:text-transform="none" fo:color="#008000" style:font-name="Courier New2" fo:font-size="9pt" fo:letter-spacing="normal" fo:font-style="normal" fo:font-weight="normal" fo:background-color="#ffffff" loext:char-shading-value="0" fo:padding="0cm" fo:border="none"/>
    </style:style>
    <style:style style:name="T53" style:family="text">
      <style:text-properties fo:font-variant="normal" fo:text-transform="none" fo:color="#444444" fo:letter-spacing="normal" style:font-name-asian="Tahoma" style:font-size-asian="10.5pt" style:font-style-asian="normal" style:font-weight-asian="normal"/>
    </style:style>
    <style:style style:name="T54" style:family="text">
      <style:text-properties fo:font-variant="normal" fo:text-transform="none" fo:color="#444444" style:font-name="Tahoma" fo:font-size="10.5pt" fo:letter-spacing="normal" fo:font-style="normal" fo:font-weight="normal" style:font-name-asian="Verdana" style:font-size-asian="10.5pt" style:font-style-asian="normal" style:font-weight-asian="normal"/>
    </style:style>
    <style:style style:name="T55" style:family="text">
      <style:text-properties fo:font-variant="normal" fo:text-transform="none" fo:color="#444444" style:font-name="Tahoma" fo:font-size="10.5pt" fo:letter-spacing="normal" fo:font-style="normal" fo:font-weight="normal" style:font-name-asian="Tahoma" style:font-size-asian="10.5pt" style:font-style-asian="normal" style:font-weight-asian="normal"/>
    </style:style>
    <style:style style:name="T56" style:family="text">
      <style:text-properties fo:font-variant="normal" fo:text-transform="none" fo:color="#444444" style:font-name="Tahoma" fo:font-size="10.5pt" fo:letter-spacing="normal" fo:font-style="normal" fo:font-weight="normal" style:font-name-asian="Tahoma" style:font-size-asian="11pt" style:font-style-asian="normal" style:font-weight-asian="normal" style:font-size-complex="11pt"/>
    </style:style>
    <style:style style:name="T57" style:family="text">
      <style:text-properties fo:font-variant="normal" fo:text-transform="none" fo:color="#444444" style:font-name="Tahoma" fo:font-size="11pt" fo:letter-spacing="normal" fo:font-style="normal" fo:font-weight="bold" style:font-name-asian="Tahoma" style:font-size-asian="11pt" style:font-style-asian="normal" style:font-weight-asian="bold" style:font-size-complex="11pt" style:font-weight-complex="bold"/>
    </style:style>
    <style:style style:name="T58" style:family="text">
      <style:text-properties fo:font-variant="normal" fo:text-transform="none" fo:color="#444444" fo:font-size="11pt" fo:letter-spacing="normal" style:font-name-asian="Tahoma" style:font-size-asian="11pt" style:font-style-asian="normal" style:font-weight-asian="normal" style:font-size-complex="11pt"/>
    </style:style>
    <style:style style:name="T59" style:family="text">
      <style:text-properties fo:font-variant="normal" fo:text-transform="none" fo:color="#444444" fo:font-size="11pt" fo:letter-spacing="normal" style:font-name-asian="Tahoma" style:font-size-asian="10.5pt" style:font-style-asian="normal" style:font-weight-asian="normal" style:font-size-complex="11pt"/>
    </style:style>
    <style:style style:name="T60" style:family="text">
      <style:text-properties fo:font-variant="normal" fo:text-transform="none" fo:color="#444444" fo:font-size="11pt" fo:letter-spacing="normal" fo:font-weight="bold" style:font-name-asian="Tahoma" style:font-size-asian="11pt" style:font-style-asian="normal" style:font-weight-asian="bold" style:font-size-complex="11pt" style:font-weight-complex="bold"/>
    </style:style>
    <style:style style:name="T61" style:family="text">
      <style:text-properties fo:color="#3e4349" style:font-name="Garamond" fo:font-size="14pt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62" style:family="text">
      <style:text-properties fo:color="#3e4349" style:font-name="Garamond" fo:font-size="14pt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63" style:family="text">
      <style:text-properties fo:color="#3e4349" style:font-name="Garamond" fo:font-size="14pt" fo:font-style="normal" fo:font-weight="bold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64" style:family="text">
      <style:text-properties fo:color="#3e4349"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65" style:family="text">
      <style:text-properties fo:color="#3e4349" style:font-name="Garamond" fo:font-size="14pt" fo:font-style="normal" fo:font-weight="bold" officeooo:rsid="006b3d8b" style:font-name-asian="arial" style:font-size-asian="10.5pt" style:font-style-asian="normal" style:font-weight-asian="normal" style:font-size-complex="14pt" style:font-weight-complex="bold" fo:padding="0cm" fo:border="none"/>
    </style:style>
    <style:style style:name="T66" style:family="text">
      <style:text-properties fo:color="#3e4349"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67" style:family="text">
      <style:text-properties fo:color="#3e4349" style:font-name="Consolas" fo:font-size="11.25pt" fo:font-style="normal" fo:font-weight="normal"/>
    </style:style>
    <style:style style:name="T68" style:family="text">
      <style:text-properties style:font-name="Garamond" fo:font-size="14pt" fo:font-style="normal" fo:font-weight="bold" officeooo:rsid="005a4537" style:font-name-asian="arial" style:font-size-asian="10.5pt" style:font-style-asian="normal" style:font-weight-asian="normal" style:font-size-complex="14pt" style:font-weight-complex="bold" fo:padding="0cm" fo:border="none"/>
    </style:style>
    <style:style style:name="T69" style:family="text">
      <style:text-properties fo:color="#75715e"/>
    </style:style>
    <style:style style:name="T70" style:family="text">
      <style:text-properties fo:color="#75715e" style:font-name="Consolas" fo:font-style="normal" fo:font-weight="normal"/>
    </style:style>
    <style:style style:name="T71" style:family="text">
      <style:text-properties fo:color="#66d9ef"/>
    </style:style>
    <style:style style:name="T72" style:family="text">
      <style:text-properties style:font-name="Consolas" fo:font-style="normal" fo:font-weight="normal"/>
    </style:style>
    <style:style style:name="T73" style:family="text">
      <style:text-properties fo:color="#f92672" style:font-name="Consolas" fo:font-style="normal" fo:font-weight="normal"/>
    </style:style>
    <style:style style:name="T74" style:family="text">
      <style:text-properties style:font-name="arial" fo:font-size="10.5pt" fo:font-style="normal" fo:font-weight="normal" officeooo:rsid="005a4537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75" style:family="text">
      <style:text-properties fo:color="#136ec2" style:text-line-through-style="none" style:text-line-through-type="none" style:font-name="arial" fo:font-size="10.5pt" fo:font-style="normal" style:text-underline-style="none" fo:font-weight="normal" officeooo:rsid="005a4537" style:text-blinking="false" style:font-name-asian="goudy old style" style:font-size-asian="12.75pt" style:font-style-asian="normal" style:font-weight-asian="normal" style:font-size-complex="14pt" style:font-weight-complex="bold" fo:padding="0cm" fo:border="none"/>
    </style:style>
    <style:style style:name="T76" style:family="text">
      <style:text-properties style:font-name="PingFang SC" fo:font-size="11.25pt" fo:font-style="normal" fo:font-weight="normal"/>
    </style:style>
    <style:style style:name="T77" style:family="text">
      <style:text-properties style:font-name="PingFang SC" fo:font-size="18pt" fo:font-weight="bold"/>
    </style:style>
    <style:style style:name="T78" style:family="text">
      <style:text-properties style:font-name="PingFang SC" fo:font-size="12pt" fo:font-style="normal"/>
    </style:style>
    <style:style style:name="T79" style:family="text">
      <style:text-properties style:font-name="PingFang SC" fo:font-size="12pt" fo:font-style="normal" fo:font-weight="normal"/>
    </style:style>
    <style:style style:name="T80" style:family="text">
      <style:text-properties style:font-name="PingFang SC" fo:font-size="12pt" fo:font-style="normal" fo:font-weight="normal" style:font-name-asian="PingFang SC" style:font-size-asian="12pt" style:font-style-asian="normal" fo:padding="0cm" fo:border="none"/>
    </style:style>
    <style:style style:name="T81" style:family="text">
      <style:text-properties style:font-name="PingFang SC" fo:font-size="12pt" fo:font-style="normal" fo:font-weight="normal" style:font-name-asian="PingFang SC" style:font-size-asian="12pt" style:font-style-asian="normal" style:font-weight-asian="bold"/>
    </style:style>
    <style:style style:name="T82" style:family="text">
      <style:text-properties style:font-name="PingFang SC" fo:font-size="12pt" fo:font-style="normal" fo:font-weight="normal" officeooo:rsid="009622fa"/>
    </style:style>
    <style:style style:name="T83" style:family="text">
      <style:text-properties style:font-name="PingFang SC" fo:font-size="12pt" fo:font-style="normal" style:font-name-asian="PingFang SC" style:font-size-asian="12pt" style:font-style-asian="normal"/>
    </style:style>
    <style:style style:name="T84" style:family="text">
      <style:text-properties style:font-name="PingFang SC" fo:font-size="12pt" fo:font-style="normal" style:font-name-asian="PingFang SC" style:font-size-asian="12pt" style:font-style-asian="normal" style:font-weight-asian="bold"/>
    </style:style>
    <style:style style:name="T85" style:family="text">
      <style:text-properties style:font-name="PingFang SC" fo:font-size="12pt" fo:font-style="normal" style:font-name-asian="PingFang SC" style:font-size-asian="12pt" style:font-style-asian="normal" style:font-weight-asian="normal"/>
    </style:style>
    <style:style style:name="T86" style:family="text">
      <style:text-properties style:font-name-asian="PingFang SC" style:font-size-asian="11.25pt" style:font-style-asian="normal" style:font-weight-asian="normal"/>
    </style:style>
    <style:style style:name="T87" style:family="text">
      <style:text-properties style:font-name-asian="PingFang SC" style:font-size-asian="12pt" style:font-style-asian="normal" style:font-weight-asian="normal"/>
    </style:style>
    <style:style style:name="T88" style:family="text">
      <style:text-properties fo:color="#000000" style:font-name="Consolas" fo:font-size="11.25pt" fo:font-style="normal" fo:font-weight="normal"/>
    </style:style>
    <style:style style:name="T89" style:family="text">
      <style:text-properties fo:color="#000000" style:font-name="Consolas" fo:font-size="11.25pt" fo:font-style="normal" fo:font-weight="bold"/>
    </style:style>
    <style:style style:name="T90" style:family="text">
      <style:text-properties fo:color="#000000" style:font-name="Consolas1" fo:font-size="9pt" fo:font-style="normal" fo:font-weight="normal" style:font-name-asian="PingFang SC" style:font-size-asian="12pt" style:font-style-asian="normal" fo:padding="0cm" fo:border="none"/>
    </style:style>
    <style:style style:name="T91" style:family="text">
      <style:text-properties fo:color="#000000" style:font-name="Consolas1" fo:font-size="9pt" fo:font-style="normal" fo:font-weight="normal" style:font-name-asian="PingFang SC" style:font-size-asian="12pt" style:font-style-asian="normal" style:font-weight-asian="bold"/>
    </style:style>
    <style:style style:name="T92" style:family="text">
      <style:text-properties fo:color="#000000" style:font-name="PingFang SC" fo:font-size="12pt" fo:font-style="normal" style:font-name-asian="PingFang SC" style:font-size-asian="12pt" style:font-style-asian="normal" style:font-weight-asian="bold"/>
    </style:style>
    <style:style style:name="T93" style:family="text">
      <style:text-properties fo:color="#000000" style:font-name="Courier New2" fo:font-size="9pt" fo:font-style="normal" fo:font-weight="normal" style:font-name-asian="PingFang SC" style:font-size-asian="12pt" style:font-style-asian="normal" style:font-weight-asian="bold"/>
    </style:style>
    <style:style style:name="T94" style:family="text">
      <style:text-properties fo:color="#000000" style:font-name="Courier New2" fo:font-size="9pt" fo:font-style="normal" fo:font-weight="normal" style:font-name-asian="PingFang SC" style:font-size-asian="12pt" style:font-style-asian="normal" style:font-weight-asian="bold" fo:padding="0cm" fo:border="none"/>
    </style:style>
    <style:style style:name="T95" style:family="text">
      <style:text-properties fo:color="#000000" style:font-name="Courier New2" fo:font-size="9pt" fo:font-style="normal" fo:font-weight="normal" officeooo:rsid="007db408" style:font-name-asian="PingFang SC" style:font-size-asian="12pt" style:font-style-asian="normal" style:font-weight-asian="bold"/>
    </style:style>
    <style:style style:name="T96" style:family="text">
      <style:text-properties fo:color="#000000" style:text-line-through-style="none" style:text-line-through-type="none" fo:font-size="18.2000007629395pt" fo:language="zxx" fo:country="none" style:text-underline-style="none" fo:font-weight="bold" style:text-blinking="false" style:font-name-asian="Tahoma" style:language-asian="zxx" style:country-asian="none" style:font-style-asian="normal" style:font-weight-asian="normal" style:font-size-complex="18.2000007629395pt" style:language-complex="zxx" style:country-complex="none" style:font-weight-complex="bold"/>
    </style:style>
    <style:style style:name="T97" style:family="text">
      <style:text-properties fo:color="#582800" style:font-name="Consolas" fo:font-size="11.25pt" fo:font-style="normal" fo:font-weight="normal"/>
    </style:style>
    <style:style style:name="T98" style:family="text">
      <style:text-properties fo:color="#4e9a06" style:font-name="Consolas" fo:font-size="11.25pt" fo:font-style="normal" fo:font-weight="normal"/>
    </style:style>
    <style:style style:name="T99" style:family="text">
      <style:text-properties fo:color="#4e9a06" style:font-name-asian="Consolas" style:font-size-asian="11.25pt" style:font-style-asian="normal" style:font-weight-asian="normal"/>
    </style:style>
    <style:style style:name="T100" style:family="text">
      <style:text-properties fo:padding="0cm" fo:border="none"/>
    </style:style>
    <style:style style:name="T101" style:family="text">
      <style:text-properties fo:color="#0000ff" fo:padding="0cm" fo:border="none"/>
    </style:style>
    <style:style style:name="T102" style:family="text">
      <style:text-properties fo:color="#800000" fo:padding="0cm" fo:border="none"/>
    </style:style>
    <style:style style:name="T103" style:family="text">
      <style:text-properties style:font-name="Arial" fo:font-size="10.5pt" fo:font-style="normal" fo:font-weight="normal"/>
    </style:style>
    <style:style style:name="T104" style:family="text">
      <style:text-properties style:font-name-asian="Arial" style:font-size-asian="10.5pt"/>
    </style:style>
    <style:style style:name="T105" style:family="text">
      <style:text-properties style:font-name="Consolas1" fo:font-size="9pt" fo:font-style="normal" fo:font-weight="normal" style:font-name-asian="PingFang SC" style:font-size-asian="12pt" style:font-style-asian="normal" style:font-weight-asian="normal" fo:padding="0cm" fo:border="none"/>
    </style:style>
    <style:style style:name="T106" style:family="text">
      <style:text-properties style:font-name="Consolas1" fo:font-size="9pt" fo:font-style="normal" fo:font-weight="normal" officeooo:rsid="00788c58" style:font-name-asian="PingFang SC" style:font-size-asian="12pt" style:font-style-asian="normal" style:font-weight-asian="normal" fo:padding="0cm" fo:border="none"/>
    </style:style>
    <style:style style:name="T107" style:family="text">
      <style:text-properties style:font-name="Verdana" fo:font-size="10.5pt" fo:font-style="normal" fo:font-weight="normal"/>
    </style:style>
    <style:style style:name="T108" style:family="text">
      <style:text-properties style:font-name="Verdana" fo:font-size="15.75pt" fo:font-style="normal" fo:font-weight="bold"/>
    </style:style>
    <style:style style:name="T109" style:family="text">
      <style:text-properties style:font-name-asian="Verdana" style:font-size-asian="10.5pt" style:font-style-asian="normal" style:font-weight-asian="normal"/>
    </style:style>
    <style:style style:name="T110" style:family="text">
      <style:text-properties style:font-name-asian="Verdana" style:font-size-asian="15.75pt" style:font-style-asian="normal" style:font-weight-asian="bold"/>
    </style:style>
    <style:style style:name="T111" style:family="text">
      <style:text-properties fo:color="#333333" style:text-line-through-style="none" style:text-line-through-type="none" style:font-name="PingFang SC" fo:font-size="12pt" fo:font-style="normal" style:text-underline-style="none" style:text-blinking="false" style:font-name-asian="Verdana" style:font-size-asian="21pt" style:font-style-asian="normal" style:font-weight-asian="normal" fo:padding="0cm" fo:border="none"/>
    </style:style>
    <style:style style:name="T112" style:family="text">
      <style:text-properties fo:color="#333333" style:text-line-through-style="none" style:text-line-through-type="none" style:font-name="Verdana" fo:font-size="21pt" fo:font-style="normal" style:text-underline-style="none" fo:font-weight="normal" style:text-blinking="false" style:font-name-asian="PingFang SC" style:font-size-asian="12pt" style:font-style-asian="normal" style:font-weight-asian="bold" fo:padding="0cm" fo:border="none"/>
    </style:style>
    <style:style style:name="T113" style:family="text">
      <style:text-properties fo:color="#333333" style:font-name="Verdana" fo:font-size="10.5pt" fo:font-style="normal" fo:font-weight="normal" style:font-name-asian="PingFang SC" style:font-size-asian="12pt" style:font-style-asian="normal" style:font-weight-asian="bold"/>
    </style:style>
    <style:style style:name="T114" style:family="text">
      <style:text-properties fo:color="#333333" style:font-name="PingFang SC" fo:font-size="12pt" fo:font-style="normal" style:font-name-asian="Verdana" style:font-size-asian="10.5pt" style:font-style-asian="normal" style:font-weight-asian="normal"/>
    </style:style>
    <style:style style:name="T115" style:family="text">
      <style:text-properties fo:color="#333333" style:font-name="Courier New2" fo:font-size="9pt" fo:font-style="normal" fo:font-weight="normal" style:font-name-asian="Verdana" style:font-size-asian="10.5pt" style:font-style-asian="normal" style:font-weight-asian="normal"/>
    </style:style>
    <style:style style:name="T116" style:family="text">
      <style:text-properties fo:color="#777777" style:font-name="PingFang SC" fo:font-size="12pt" fo:font-style="normal" style:font-name-asian="Verdana" style:font-size-asian="10.5pt" style:font-style-asian="normal" style:font-weight-asian="normal"/>
    </style:style>
    <style:style style:name="T117" style:family="text">
      <style:text-properties fo:color="#777777" style:font-name="Verdana" fo:font-size="10.5pt" fo:font-style="normal" fo:font-weight="normal" style:font-name-asian="PingFang SC" style:font-size-asian="12pt" style:font-style-asian="normal" style:font-weight-asian="bold"/>
    </style:style>
    <style:style style:name="T118" style:family="text">
      <style:text-properties style:font-name-asian="Courier New1" style:font-size-asian="10.5pt" style:font-style-asian="normal" style:font-weight-asian="normal"/>
    </style:style>
    <style:style style:name="T119" style:family="text">
      <style:text-properties officeooo:rsid="009ed3bc"/>
    </style:style>
    <style:style style:name="T120" style:family="text">
      <style:text-properties style:font-name="apple-system" fo:font-size="25.5pt" fo:font-weight="bold"/>
    </style:style>
    <style:style style:name="T121" style:family="text">
      <style:text-properties style:font-name-asian="apple-system" style:font-size-asian="25.5pt" style:font-weight-asian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5"><text:span text:style-name="T1">Flask 使用上下文让</text:span><text:span text:style-name="T3">特定的变量在一个线程中全局可访问，与此同时却不会干扰其他线程。</text:span></text:p>
      <text:p text:style-name="P5"><text:span text:style-name="T3">程序上下文：</text:span><text:span text:style-name="T4">current_app与g;请求上下文：session与request;，都为全局变量。</text:span></text:p>
      <text:p text:style-name="P6"><text:span text:style-name="T4">F</text:span><text:span text:style-name="T3">lask提供</text:span><text:span text:style-name="T1">注册通用函数</text:span><text:span text:style-name="T3">的功能，注册的函数可在请求被分发到视图函数之前或之后调用；</text:span></text:p>
      <text:p text:style-name="P6"><text:span text:style-name="T3">Fl</text:span><text:span text:style-name="T5">ask 视图响应默认的HTTP响应状态码为200，数字代码作为第二个参数返回值，可改变状态码，如:</text:span><text:span text:style-name="T6">return '&lt;h1&gt;Bad Request&lt;/h1&gt;',400;</text:span><text:span text:style-name="T7">调用make_response()函数创建响应对象</text:span><text:span text:style-name="T8">；</text:span></text:p>
      <text:p text:style-name="P6"><text:span text:style-name="T8">重定向函数redirect('URL');</text:span><text:span text:style-name="T9">abort函数：处理响应错误</text:span><text:span text:style-name="T10">（抛出异常）</text:span><text:span text:style-name="T9">，如：abort(404)</text:span></text:p>
      <text:h text:style-name="P64" text:outline-level="1">Flask-Bootstrap:</text:h>
      <text:p text:style-name="P13"><text:span text:style-name="T16">Flask-Bootstrap </text:span><text:span text:style-name="T11">把 </text:span><text:a xlink:type="simple" xlink:href="http://getbootstrap.com/" text:style-name="Internet_20_link" text:visited-style-name="Visited_20_Internet_20_Link"><text:span text:style-name="T18">Bootstrap</text:span></text:a><text:span text:style-name="T12"> </text:span><text:span text:style-name="T11">打包进一个 扩展，这个扩展主要由一个叫“</text:span><text:span text:style-name="T16">bootstrap”</text:span><text:span text:style-name="T11">的蓝本（</text:span><text:span text:style-name="T16">blueprint</text:span><text:span text:style-name="T11">）组成。它也可以创建链接从一个</text:span><text:span text:style-name="T16">CDN</text:span><text:span text:style-name="T11">上引用</text:span><text:span text:style-name="T16">Bootstrap</text:span><text:span text:style-name="T11">资源。</text:span></text:p>
      <text:h text:style-name="P60" text:outline-level="2">跨浏览器支持:</text:h>
      <text:p text:style-name="P13"><text:span text:style-name="T13">跨浏览器支持（特别对</text:span><text:span text:style-name="T17">Internet Explorer &lt; 9</text:span><text:span text:style-name="T13">的版本来说）通常是 必要的，但是</text:span><text:span text:style-name="T17">Flask-Bootstrap</text:span><text:span text:style-name="T13">没有附加这个功能。你可以下载 </text:span><text:a xlink:type="simple" xlink:href="https://raw.github.com/aFarkas/html5shiv/master/dist/html5shiv.min.js" text:style-name="Internet_20_link" text:visited-style-name="Visited_20_Internet_20_Link"><text:span text:style-name="T19">html5shiv</text:span></text:a><text:span text:style-name="T17"> </text:span><text:span text:style-name="T13">和 </text:span><text:a xlink:type="simple" xlink:href="https://raw.githubusercontent.com/scottjehl/Respond/master/dest/respond.min.js" text:style-name="Internet_20_link" text:visited-style-name="Visited_20_Internet_20_Link"><text:span text:style-name="T19">Respond.js</text:span></text:a><text:span text:style-name="T17"> </text:span><text:span text:style-name="T13">，把它们放在你程序的静态文件夹，然后像下面的例子那样包含它们:</text:span></text:p>
      <text:p text:style-name="P21">{% import "bootstrap/fixes.html" as fixes %}</text:p>
      <text:p text:style-name="P20">{% block head %}</text:p>
      <text:p text:style-name="P36"><text:s text:c="2"/><text:span text:style-name="T70">{{</text:span><text:span text:style-name="T72">super</text:span><text:span text:style-name="T73">()</text:span><text:span text:style-name="T70">}}</text:span></text:p>
      <text:p text:style-name="P36"><text:s text:c="2"/><text:span text:style-name="T70">{{</text:span><text:span text:style-name="T72">fixes.ie8</text:span><text:span text:style-name="T73">()</text:span><text:span text:style-name="T70">}}</text:span></text:p>
      <text:p text:style-name="P35"><text:span text:style-name="T69">{%</text:span> <text:span text:style-name="T71">endblock</text:span> <text:span text:style-name="T69">%}</text:span></text:p>
      <text:p text:style-name="P10"><text:span text:style-name="T63">Html5shiv:</text:span><text:span text:style-name="T66">Html5</text:span><text:span text:style-name="T61">标签结构</text:span></text:p>
      <text:p text:style-name="P10"><text:span text:style-name="T61">g</text:span><text:span text:style-name="T62">it :</text:span><text:span text:style-name="T65">https://github.com/aFarkas/html5shiv.git</text:span></text:p>
      <text:p text:style-name="P10"><text:span text:style-name="T68">使用</text:span><text:a xlink:type="simple" xlink:href="https://baike.baidu.com/item/Javascript" office:target-frame-name="_blank" xlink:show="new" text:style-name="Internet_20_link" text:visited-style-name="Visited_20_Internet_20_Link"><text:span text:style-name="T75">Javascript</text:span></text:a><text:span text:style-name="T68">来使不支持</text:span><text:span text:style-name="T74">HTML5</text:span><text:span text:style-name="T68">的浏览器支持</text:span><text:a xlink:type="simple" xlink:href="https://baike.baidu.com/item/HTML" office:target-frame-name="_blank" xlink:show="new" text:style-name="Internet_20_link" text:visited-style-name="Visited_20_Internet_20_Link"><text:span text:style-name="T75">HTML</text:span></text:a><text:span text:style-name="T68">标签。</text:span><text:span text:style-name="T64">针对</text:span><text:span text:style-name="T66">IE</text:span><text:span text:style-name="T64">浏览器比较好的解决方案是</text:span><text:span text:style-name="T66">html5shiv</text:span><text:span text:style-name="T64">。</text:span><text:span text:style-name="T66">html5shiv</text:span><text:span text:style-name="T64">主要解决</text:span><text:span text:style-name="T66">HTML5</text:span><text:span text:style-name="T64">提出的新的元素不被</text:span><text:span text:style-name="T66">IE6-8</text:span><text:span text:style-name="T64">识别，这些新元素不能作为父节点包裹子元素，并且不能应用</text:span><text:span text:style-name="T66">CSS</text:span><text:span text:style-name="T64">样式。让</text:span><text:span text:style-name="T66">CSS </text:span><text:span text:style-name="T64">样式应用在未知元素上只需执行 </text:span><text:span text:style-name="T66">document.createElement(elementName) </text:span><text:span text:style-name="T64">即可实现。</text:span><text:span text:style-name="T66">html5shiv</text:span><text:span text:style-name="T64">就是根据这个原理创建的。</text:span></text:p>
      <text:h text:style-name="P65" text:outline-level="1"><text:soft-page-break/>Respond.JS:</text:h>
      <text:p text:style-name="P14"><text:span text:style-name="T13">G</text:span><text:span text:style-name="T15">it:</text:span><text:span text:style-name="T14">https://github.com/scottjehl/Respond.git</text:span></text:p>
      <text:p text:style-name="P15"><text:bookmark text:name="best-content-2248403308"/><text:span text:style-name="T20">Respond.js </text:span><text:span text:style-name="T21">是一个快速、轻量的 </text:span><text:span text:style-name="T20">polyfill</text:span><text:span text:style-name="T21">，用于</text:span><text:bookmark-start text:name="__DdeLink__71_452802286"/><text:span text:style-name="T21">为 </text:span><text:span text:style-name="T20">IE6-8 </text:span><text:span text:style-name="T21">以及其它不支持 </text:span><text:a xlink:type="simple" xlink:href="https://www.baidu.com/s?wd=CSS3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30">CSS3</text:span></text:a><text:span text:style-name="T20"> Media Queries </text:span><text:span text:style-name="T21">的浏览器提供媒体查询的 </text:span><text:span text:style-name="T20">min-width </text:span><text:span text:style-name="T21">和 </text:span><text:a xlink:type="simple" xlink:href="https://www.baidu.com/s?wd=max-width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30">max-width</text:span></text:a><text:span text:style-name="T20"> </text:span><text:span text:style-name="T21">特性</text:span><text:bookmark-end text:name="__DdeLink__71_452802286"/><text:span text:style-name="T21">，实现</text:span><text:a xlink:type="simple" xlink:href="https://www.baidu.com/s?wd=响应式网页设计&amp;tn=44039180_cpr&amp;fenlei=mv6quAkxTZn0IZRqIHckPjm4nH00T1dBnAu-Phc1m1--uh7BrHK-0ZwV5Hcvrjm3rH6sPfKWUMw85HfYnjn4nH6sgvPsT6KdThsqpZwYTjCEQLGCpyw9Uz4Bmy-bIi4WUvYETgN-TLwGUv3EnW0knHcznjDLPWf3rHmsP1mzr0" office:target-frame-name="_blank" xlink:show="new" text:style-name="Internet_20_link" text:visited-style-name="Visited_20_Internet_20_Link"><text:span text:style-name="T31">响应式网页设计</text:span></text:a><text:span text:style-name="T21">（</text:span><text:span text:style-name="T20">Responsive Web Design</text:span><text:span text:style-name="T21">）。</text:span></text:p>
      <text:p text:style-name="P16">程序可以把数据存储在用户会话中，在请求之间“”记住”数据，用户会话是一种私有存储，存在于每个连接到服务器的客户端中，它是请求上下文的变量，名为session,默认情况下保存在客户端cookie中，使用设置的SECRET_KEY进行加密签名。</text:p>
      <text:p text:style-name="P16"/>
      <text:p text:style-name="P19"><text:span text:style-name="T34">Python3</text:span><text:span text:style-name="T32">与</text:span><text:span text:style-name="T34">Python2</text:span><text:span text:style-name="T32">中</text:span><text:span text:style-name="T33">MYSQL</text:span><text:span text:style-name="T32">连接也是有区别的</text:span></text:p>
      <text:p text:style-name="P23">大概就是如下：</text:p>
      <text:p text:style-name="P22"><text:span text:style-name="T88">app</text:span><text:span text:style-name="T97">.</text:span><text:span text:style-name="T88">config</text:span><text:span text:style-name="T89">[</text:span><text:span text:style-name="T98">'SQLALCHEMY_DATABASE_URI'</text:span><text:span text:style-name="T89">]</text:span><text:span text:style-name="T67"> </text:span><text:span text:style-name="T97">=</text:span><text:span text:style-name="T67"> </text:span><text:span text:style-name="T98">'mysql://root:root@127.0.0.1/tushare?charset=utf8' #</text:span><text:span text:style-name="T99">这是</text:span><text:span text:style-name="T98">Python2</text:span><text:span text:style-name="T99">的</text:span></text:p>
      <text:p text:style-name="P22"><text:span text:style-name="T86">但是在</text:span><text:span text:style-name="T76">Python3</text:span><text:span text:style-name="T86">进行了改变：</text:span></text:p>
      <text:p text:style-name="P25">正确的连接应该是这样</text:p>
      <text:p text:style-name="P24"><text:span text:style-name="T88">app</text:span><text:span text:style-name="T97">.</text:span><text:span text:style-name="T88">config</text:span><text:span text:style-name="T89">[</text:span><text:span text:style-name="T98">'SQLALCHEMY_DATABASE_URI'</text:span><text:span text:style-name="T89">]</text:span><text:span text:style-name="T67"> </text:span><text:span text:style-name="T97">=</text:span><text:span text:style-name="T67"> </text:span><text:span text:style-name="T98">'mysql+pymysql://root:root@127.0.0.1/tushare?charset=utf8' #</text:span><text:span text:style-name="T99">这是</text:span><text:span text:style-name="T98">Python3</text:span><text:span text:style-name="T99">的</text:span></text:p>
      <text:p text:style-name="P2">如果不这样连接会怎么样，恭喜你会爆出一堆你不知道是什么鬼的错误</text:p>
      <text:p text:style-name="P26"><text:span text:style-name="T101">return</text:span> __import__(<text:span text:style-name="T102">'MySQLdb'</text:span><text:span text:style-name="T100">)</text:span></text:p>
      <text:p text:style-name="P26"><text:span text:style-name="T100">ModuleNotFoundError: No module named </text:span><text:span text:style-name="T102">'MySQLdb'</text:span></text:p>
      <text:p text:style-name="P27"/>
      <text:p text:style-name="P27"/>
      <text:p text:style-name="P16">网易邮件发送失败原因：</text:p>
      <text:p text:style-name="P17"><text:span text:style-name="T2">link:</text:span>http://help.163.com/09/1224/17/5RAJ4LMH00753VB8.html</text:p>
      <text:p text:style-name="P16">失败代码：</text:p>
      <text:p text:style-name="P18"><text:span text:style-name="T104">　•</text:span><text:span text:style-name="T103">554 DT:SPM </text:span><text:span text:style-name="T104">发送的邮件内容包含了未被许可的信息，或被系统识别为垃圾邮件。请检查是否有用户发送病毒或者垃圾邮件；</text:span></text:p>
      <text:p text:style-name="P13"/>
      <text:p text:style-name="P11"/>
      <text:h text:style-name="P61" text:outline-level="2"><text:soft-page-break/><text:span text:style-name="Strong_20_Emphasis"><text:span text:style-name="T77">Jinja2</text:span></text:span></text:h>
      <text:p text:style-name="P12"><text:span text:style-name="Strong_20_Emphasis"><text:span text:style-name="T35">模板语法</text:span></text:span></text:p>
      <text:p text:style-name="P40"><text:span text:style-name="T79">{{</text:span><text:span text:style-name="T87">变量</text:span><text:span text:style-name="T79">/</text:span><text:span text:style-name="T87">表达式</text:span><text:span text:style-name="T79">}}</text:span></text:p>
      <text:p text:style-name="P40"><text:span text:style-name="T79">{%</text:span><text:span text:style-name="T87">语法</text:span><text:span text:style-name="T79">%}</text:span></text:p>
      <text:p text:style-name="P40"><text:span text:style-name="T79">{#</text:span><text:span text:style-name="T87">注释</text:span><text:span text:style-name="T79">#}</text:span></text:p>
      <text:p text:style-name="P40"><text:span text:style-name="T79">#</text:span><text:span text:style-name="T87">开头，行语法表达式：</text:span><text:span text:style-name="T79">app.jinja_env.line_statement_prefix = '#'</text:span></text:p>
      <text:p text:style-name="P44">****</text:p>
      <text:p text:style-name="P42"><text:span text:style-name="T79">在使用pycharm创建flask项目时，如果没有用pycharm自带的flask模版方式创建项目(手动创建的项目)，则templates目录下的模版页中的Jinja标签不能自动识别，解决办法：在项目根目录下的.idea文件夹下的xxx.iml文件(xxx是项目名)中</text:span><text:span text:style-name="T82">&lt;component name="TemplatesService"&gt;下添加：</text:span></text:p>
      <text:p text:style-name="P45">&lt;option name="TEMPLATE_CONFIGURATION" value="Jinja2" /&gt;</text:p>
      <text:p text:style-name="P45">随后重新打开项目文件即可</text:p>
      <text:p text:style-name="P45">***</text:p>
      <text:p text:style-name="P43"/>
      <text:p text:style-name="P40"><text:span text:style-name="Strong_20_Emphasis"><text:span text:style-name="T78">response</text:span></text:span><text:span text:style-name="Strong_20_Emphasis"><text:span text:style-name="T83">对象</text:span></text:span></text:p>
      <text:p text:style-name="P38"><text:span text:style-name="Strong_20_Emphasis"><text:span text:style-name="T105">2.</text:span></text:span><text:span text:style-name="Strong_20_Emphasis"><text:span text:style-name="T106">1</text:span></text:span><text:span text:style-name="Strong_20_Emphasis"><text:span text:style-name="T105"> 生成response对象</text:span></text:span></text:p>
      <text:p text:style-name="P37"><text:span text:style-name="Strong_20_Emphasis"><text:span text:style-name="T90">response = make_response(render_template(index.html))</text:span></text:span></text:p>
      <text:p text:style-name="P37"><text:span text:style-name="Strong_20_Emphasis"><text:span text:style-name="T80">2.2 </text:span></text:span><text:span text:style-name="Strong_20_Emphasis"><text:span text:style-name="T105">方法</text:span></text:span></text:p>
      <text:p text:style-name="P40"><text:span text:style-name="T79">status</text:span><text:span text:style-name="T87">：响应状态</text:span></text:p>
      <text:p text:style-name="P40"><text:span text:style-name="T79">headers</text:span><text:span text:style-name="T87">：响应头，设置</text:span><text:span text:style-name="T79">http</text:span><text:span text:style-name="T87">字段</text:span></text:p>
      <text:p text:style-name="P40"><text:span text:style-name="T79">set_coockie</text:span><text:span text:style-name="T87">：设置一个</text:span><text:span text:style-name="T79">cookie</text:span></text:p>
      <text:p text:style-name="P40"><text:span text:style-name="Strong_20_Emphasis"><text:span text:style-name="T84">重定向</text:span></text:span></text:p>
      <text:p text:style-name="P40"><text:span text:style-name="Strong_20_Emphasis"><text:span text:style-name="T91">redirect(location, code)</text:span></text:span></text:p>
      <text:p text:style-name="P40"><text:soft-page-break/><text:span text:style-name="Strong_20_Emphasis"><text:span text:style-name="T85">其中，</text:span></text:span><text:span text:style-name="Strong_20_Emphasis"><text:span text:style-name="T81">location</text:span></text:span><text:span text:style-name="Strong_20_Emphasis"><text:span text:style-name="T85">是链接路径，</text:span></text:span><text:span text:style-name="Strong_20_Emphasis"><text:span text:style-name="T81">code</text:span></text:span><text:span text:style-name="Strong_20_Emphasis"><text:span text:style-name="T85">取值有</text:span></text:span><text:span text:style-name="Strong_20_Emphasis"><text:span text:style-name="T81">301</text:span></text:span><text:span text:style-name="Strong_20_Emphasis"><text:span text:style-name="T85">和</text:span></text:span><text:span text:style-name="Strong_20_Emphasis"><text:span text:style-name="T81">302</text:span></text:span><text:span text:style-name="Strong_20_Emphasis"><text:span text:style-name="T85">，</text:span></text:span><text:span text:style-name="Strong_20_Emphasis"><text:span text:style-name="T81">301——</text:span></text:span><text:span text:style-name="Strong_20_Emphasis"><text:span text:style-name="T85">永久转移，</text:span></text:span><text:span text:style-name="Strong_20_Emphasis"><text:span text:style-name="T81">302——</text:span></text:span><text:span text:style-name="Strong_20_Emphasis"><text:span text:style-name="T85">临时转移；</text:span></text:span></text:p>
      <text:h text:style-name="P68" text:outline-level="1"><text:bookmark text:name="cb_post_title_url"/><text:a xlink:type="simple" xlink:href="http://www.cnblogs.com/lynsyklate/p/7693169.html" text:style-name="Internet_20_link" text:visited-style-name="Visited_20_Internet_20_Link"><text:span text:style-name="Strong_20_Emphasis"><text:span text:style-name="T111">从</text:span></text:span></text:a><text:a xlink:type="simple" xlink:href="http://www.cnblogs.com/lynsyklate/p/7693169.html" text:style-name="Internet_20_link" text:visited-style-name="Visited_20_Internet_20_Link"><text:span text:style-name="Strong_20_Emphasis"><text:span text:style-name="T112">Flask-Script</text:span></text:span></text:a><text:a xlink:type="simple" xlink:href="http://www.cnblogs.com/lynsyklate/p/7693169.html" text:style-name="Internet_20_link" text:visited-style-name="Visited_20_Internet_20_Link"><text:span text:style-name="Strong_20_Emphasis"><text:span text:style-name="T111">迁移到</text:span></text:span></text:a><text:a xlink:type="simple" xlink:href="http://www.cnblogs.com/lynsyklate/p/7693169.html" text:style-name="Internet_20_link" text:visited-style-name="Visited_20_Internet_20_Link"><text:span text:style-name="Strong_20_Emphasis"><text:span text:style-name="T112">Flask-Cli</text:span></text:span></text:a></text:h>
      <text:p text:style-name="P40"><text:span text:style-name="Strong_20_Emphasis"><text:span text:style-name="T113">flask</text:span></text:span><text:span text:style-name="Strong_20_Emphasis"><text:span text:style-name="T114">从</text:span></text:span><text:span text:style-name="Strong_20_Emphasis"><text:span text:style-name="T113">0.11</text:span></text:span><text:span text:style-name="Strong_20_Emphasis"><text:span text:style-name="T114">版本开始引入了</text:span></text:span><text:span text:style-name="Strong_20_Emphasis"><text:span text:style-name="T113">click</text:span></text:span><text:span text:style-name="Strong_20_Emphasis"><text:span text:style-name="T114">提供命令行支持，在此之前我们通常会引入</text:span></text:span><text:span text:style-name="Strong_20_Emphasis"><text:span text:style-name="T113">Flask-Script</text:span></text:span><text:span text:style-name="Strong_20_Emphasis"><text:span text:style-name="T114">来提供。当我们使用</text:span></text:span><text:span text:style-name="Strong_20_Emphasis"><text:span text:style-name="T113">Flask-Script</text:span></text:span><text:span text:style-name="Strong_20_Emphasis"><text:span text:style-name="T114">时，你将创建名为</text:span></text:span><text:span text:style-name="Strong_20_Emphasis"><text:span text:style-name="T113">manage.py</text:span></text:span><text:span text:style-name="Strong_20_Emphasis"><text:span text:style-name="T114">的驱动脚本。我们来看下</text:span></text:span><text:span text:style-name="Strong_20_Emphasis"><text:span text:style-name="T113">flask-script</text:span></text:span><text:span text:style-name="Strong_20_Emphasis"><text:span text:style-name="T114">与</text:span></text:span><text:span text:style-name="Strong_20_Emphasis"><text:span text:style-name="T113">flask-cli</text:span></text:span><text:span text:style-name="Strong_20_Emphasis"><text:span text:style-name="T114">之间的对比</text:span></text:span></text:p>
      <text:p text:style-name="P29"><text:span text:style-name="Source_20_Text"><text:span text:style-name="T46">#flask-script -&gt; flask-Cli</text:span></text:span></text:p>
      <text:p text:style-name="P49"><text:span text:style-name="Source_20_Text"><text:span text:style-name="T38">./manage.py runserver -&gt; flask run</text:span></text:span></text:p>
      <text:p text:style-name="P49"><text:span text:style-name="Source_20_Text"><text:span text:style-name="T38">./manage.py shell -&gt;flask shell</text:span></text:span></text:p>
      <text:p text:style-name="P37"><text:span text:style-name="Strong_20_Emphasis"><text:span text:style-name="T114">如果你想为</text:span></text:span><text:span text:style-name="Strong_20_Emphasis"><text:span text:style-name="T113">Flasky</text:span></text:span><text:span text:style-name="Strong_20_Emphasis"><text:span text:style-name="T114">应用提供</text:span></text:span><text:span text:style-name="Strong_20_Emphasis"><text:span text:style-name="T113">FLask Cli</text:span></text:span><text:span text:style-name="Strong_20_Emphasis"><text:span text:style-name="T114">的支持，你可以在</text:span></text:span><text:span text:style-name="Strong_20_Emphasis"><text:span text:style-name="T113">flasky.py</text:span></text:span><text:span text:style-name="Strong_20_Emphasis"><text:span text:style-name="T114">中这样编写</text:span></text:span></text:p>
      <text:p text:style-name="P29"><text:span text:style-name="Source_20_Text"><text:span text:style-name="T47">import</text:span></text:span><text:span text:style-name="Source_20_Text"><text:span text:style-name="T38"> os</text:span></text:span></text:p>
      <text:p text:style-name="P29"><text:span text:style-name="Source_20_Text"><text:span text:style-name="T47">from</text:span></text:span><text:span text:style-name="Source_20_Text"><text:span text:style-name="T38"> app </text:span></text:span><text:span text:style-name="Source_20_Text"><text:span text:style-name="T47">import</text:span></text:span><text:span text:style-name="Source_20_Text"><text:span text:style-name="T38"> create_app</text:span></text:span></text:p>
      <text:p text:style-name="P29"><text:span text:style-name="Source_20_Text"><text:span text:style-name="T38">app </text:span></text:span><text:span text:style-name="Source_20_Text"><text:span text:style-name="T39">=</text:span></text:span><text:span text:style-name="Source_20_Text"><text:span text:style-name="T38"> create_app(os.getenv(</text:span></text:span><text:span text:style-name="Source_20_Text"><text:span text:style-name="T50">'FLASK_CONFIG'</text:span></text:span><text:span text:style-name="Source_20_Text"><text:span text:style-name="T38">) </text:span></text:span><text:span text:style-name="Source_20_Text"><text:span text:style-name="T47">or</text:span></text:span><text:span text:style-name="Source_20_Text"><text:span text:style-name="T38"> </text:span></text:span><text:span text:style-name="Source_20_Text"><text:span text:style-name="T50">'default'</text:span></text:span><text:span text:style-name="Source_20_Text"><text:span text:style-name="T38">)</text:span></text:span></text:p>
      <text:p text:style-name="P40"><text:span text:style-name="Strong_20_Emphasis"><text:span text:style-name="T116">我们在将会会完全迁移至新的</text:span></text:span><text:span text:style-name="Strong_20_Emphasis"><text:span text:style-name="T117">Cli</text:span></text:span><text:span text:style-name="Strong_20_Emphasis"><text:span text:style-name="T116">，不在使用</text:span></text:span><text:span text:style-name="Strong_20_Emphasis"><text:span text:style-name="T117">manage.py</text:span></text:span><text:span text:style-name="Strong_20_Emphasis"><text:span text:style-name="T116">来。</text:span></text:span></text:p>
      <text:p text:style-name="P40"><text:span text:style-name="Strong_20_Emphasis"><text:span text:style-name="T114">设置</text:span></text:span><text:span text:style-name="Strong_20_Emphasis"><text:span text:style-name="T113">FLASK_APP</text:span></text:span><text:span text:style-name="Strong_20_Emphasis"><text:span text:style-name="T92">:</text:span></text:span></text:p>
      <text:p text:style-name="P41"><text:span text:style-name="Strong_20_Emphasis"><text:span text:style-name="T93">export FLASK_APP=</text:span></text:span><text:span text:style-name="Strong_20_Emphasis"><text:span text:style-name="T95">flask</text:span></text:span><text:span text:style-name="Strong_20_Emphasis"><text:span text:style-name="T93">.py </text:span></text:span></text:p>
      <text:p text:style-name="P41"><text:span text:style-name="Strong_20_Emphasis"><text:span text:style-name="T93">export FLASK_DEBUG=</text:span></text:span><text:span text:style-name="Strong_20_Emphasis"><text:span text:style-name="T94">1</text:span></text:span><text:span text:style-name="Strong_20_Emphasis"><text:span text:style-name="T92"> </text:span></text:span></text:p>
      <text:p text:style-name="P41"><text:span text:style-name="Strong_20_Emphasis"><text:span text:style-name="T93">flask run</text:span></text:span></text:p>
      <text:p text:style-name="P39"><text:span text:style-name="Strong_20_Emphasis"><text:span text:style-name="T115">大部分应用可以使用下面的方式启动</text:span></text:span></text:p>
      <text:p text:style-name="P29"><text:span text:style-name="Source_20_Text"><text:span text:style-name="T40">i</text:span></text:span><text:span text:style-name="Source_20_Text"><text:span text:style-name="T48">f </text:span></text:span><text:span text:style-name="Source_20_Text"><text:span text:style-name="T39">__name__==</text:span></text:span><text:span text:style-name="Source_20_Text"><text:span text:style-name="T50">'__main__:</text:span></text:span></text:p>
      <text:p text:style-name="P29"><text:span text:style-name="Source_20_Text"><text:span text:style-name="T50"><text:s text:c="4"/></text:span></text:span><text:span text:style-name="Source_20_Text"><text:span text:style-name="T51">app.run()</text:span></text:span></text:p>
      <text:p text:style-name="P47"><text:span text:style-name="T109">当你不需要使用</text:span><text:span text:style-name="T107">CLI</text:span><text:span text:style-name="T109">支持时你确实可以以这种方式启动。但是当你确实需要新的</text:span><text:span text:style-name="T107">cli</text:span><text:span text:style-name="T109">时，你尽可以移除它。</text:span></text:p>
      <text:h text:style-name="P58" text:outline-level="2"><text:bookmark text:name="使用flask-shell-命令"/><text:span text:style-name="T110">使用</text:span><text:span text:style-name="T108">Flask Shell </text:span><text:span text:style-name="T110">命令</text:span></text:h>
      <text:p text:style-name="P46"><text:span text:style-name="T22">通常，你在</text:span><text:span text:style-name="T23">shell</text:span><text:span text:style-name="T22">中的测试或调试</text:span><text:span text:style-name="T23">shell</text:span><text:span text:style-name="T22">中添加</text:span><text:span text:style-name="T23">model</text:span><text:span text:style-name="T22">类、数据库实例和其他可能与之交互的对象。</text:span><text:line-break/><text:span text:style-name="T22">对于</text:span><text:span text:style-name="T23">FLask-Script</text:span><text:span text:style-name="T22">，</text:span><text:span text:style-name="T23">Flasky</text:span><text:span text:style-name="T22">应用有如下</text:span><text:span text:style-name="T23">shell</text:span><text:span text:style-name="T22">上下文定义</text:span></text:p>
      <text:p text:style-name="P30"><text:soft-page-break/><text:span text:style-name="Source_20_Text"><text:span text:style-name="T47">def</text:span></text:span><text:span text:style-name="Source_20_Text"><text:span text:style-name="T39"> </text:span></text:span><text:span text:style-name="Source_20_Text"><text:span text:style-name="T50">make_shell_context</text:span></text:span><text:span text:style-name="Source_20_Text"><text:span text:style-name="T39">():</text:span></text:span></text:p>
      <text:p text:style-name="Preformatted_20_Text"><text:span text:style-name="Source_20_Text"><text:span text:style-name="T39"><text:s text:c="4"/></text:span></text:span><text:span text:style-name="Source_20_Text"><text:span text:style-name="T47">retur</text:span></text:span><text:span text:style-name="Source_20_Text"><text:span text:style-name="T49">n <text:s/></text:span></text:span><text:span text:style-name="Source_20_Text"><text:span text:style-name="T39">dict</text:span></text:span><text:span text:style-name="Source_20_Text">(app=app, db=db, User=User, Follow=Follow, Role=Role,</text:span></text:p>
      <text:p text:style-name="Preformatted_20_Text"><text:span text:style-name="Source_20_Text"><text:s text:c="16"/>Permission=Permission, Post=Post, Comment=Comment)</text:span></text:p>
      <text:p text:style-name="Preformatted_20_Text"><text:span text:style-name="Source_20_Text">manager.add_command("shell", Shell(make_context=make_shell_context))</text:span></text:p>
      <text:p text:style-name="P47"><text:span text:style-name="T109">正如你在上文看到的，</text:span><text:span text:style-name="T107">make_shell_context()</text:span><text:span text:style-name="T109">函数被</text:span><text:span text:style-name="T107">add_command</text:span><text:span text:style-name="T109">引用来定义</text:span><text:span text:style-name="T107">shell</text:span><text:span text:style-name="T109">参数。</text:span><text:span text:style-name="T107">Flask-Script</text:span><text:span text:style-name="T109">在启动</text:span><text:span text:style-name="T107">shell</text:span><text:span text:style-name="T109">前直接调用这个函数，然后返回一个包含这些</text:span><text:span text:style-name="T107">symbol</text:span><text:span text:style-name="T109">的字典。</text:span><text:span text:style-name="T107">Flask CLI</text:span><text:span text:style-name="T109">提供了相同功能，但是确实以</text:span><text:span text:style-name="T107">decorator(</text:span><text:span text:style-name="T109">装饰器</text:span><text:span text:style-name="T107">)</text:span><text:span text:style-name="T109">来判断是不是</text:span><text:span text:style-name="T107">shell</text:span><text:span text:style-name="T109">上下文对象。为了和</text:span><text:span text:style-name="T107">FLask-Script</text:span><text:span text:style-name="T109">有相同的功能，我们扩展了</text:span><text:span text:style-name="T107">flasky.py</text:span><text:span text:style-name="T109">模块。</text:span></text:p>
      <text:p text:style-name="Preformatted_20_Text"><text:span text:style-name="Source_20_Text">import os</text:span></text:p>
      <text:p text:style-name="Preformatted_20_Text"><text:span text:style-name="Source_20_Text">from app import create_app, db</text:span></text:p>
      <text:p text:style-name="Preformatted_20_Text"><text:span text:style-name="Source_20_Text">from app.models import User, Follow, Role, Permission, Post, Comment</text:span></text:p>
      <text:p text:style-name="Preformatted_20_Text"><text:span text:style-name="Source_20_Text">app = create_app(os.getenv('FLASK_CONFIG') or 'default')</text:span></text:p>
      <text:p text:style-name="Preformatted_20_Text"><text:span text:style-name="Source_20_Text">@app.shell_context_processor</text:span></text:p>
      <text:p text:style-name="Preformatted_20_Text"><text:span text:style-name="Source_20_Text">def make_shell_context():</text:span></text:p>
      <text:p text:style-name="Preformatted_20_Text"><text:span text:style-name="Source_20_Text"><text:s text:c="4"/>return dict(app=app, db=db, User=User, Follow=Follow, Role=Role,</text:span></text:p>
      <text:p text:style-name="Preformatted_20_Text"><text:span text:style-name="Source_20_Text"><text:s text:c="16"/>Permission=Permission, Post=Post, Comment=Comment)</text:span></text:p>
      <text:p text:style-name="Text_20_body">正如你看见的，作用时相同的，但是你需要<text:span text:style-name="Source_20_Text">@app.shell_context_processor</text:span>装饰器使Flask知道这些shell上下文对象</text:p>
      <text:h text:style-name="P58" text:outline-level="2"><text:bookmark text:name="增加flask拓展的命令"/><text:span text:style-name="T110">增加</text:span><text:span text:style-name="T108">Flask</text:span><text:span text:style-name="T110">拓展的命令</text:span></text:h>
      <text:p text:style-name="P3"><text:span text:style-name="T22">如果你使用的扩展正未曾为</text:span><text:span text:style-name="T23">FLask Cli</text:span><text:span text:style-name="T22">做出适配，那么你得继续使用</text:span><text:span text:style-name="T23">FLask-Script</text:span><text:span text:style-name="T22">，</text:span><text:span text:style-name="T25">Flask migrate</text:span><text:span text:style-name="T22">提供了对于</text:span><text:span text:style-name="T25">FLask Cli</text:span><text:span text:style-name="T22">的更新，直接使用它最新的版本即可。</text:span><text:line-break/><text:span text:style-name="Strong_20_Emphasis"><text:span text:style-name="T26">对于</text:span></text:span><text:span text:style-name="Strong_20_Emphasis"><text:span text:style-name="T24">Flask Migrate</text:span></text:span><text:span text:style-name="Strong_20_Emphasis"><text:span text:style-name="T26">， </text:span></text:span><text:span text:style-name="Strong_20_Emphasis"><text:span text:style-name="Source_20_Text"><text:span text:style-name="T28">./manage.py db</text:span></text:span></text:span><text:span text:style-name="Strong_20_Emphasis"><text:span text:style-name="T29"> </text:span></text:span><text:span text:style-name="Strong_20_Emphasis"><text:span text:style-name="T26">直接变成了 </text:span></text:span><text:span text:style-name="Strong_20_Emphasis"><text:span text:style-name="Source_20_Text"><text:span text:style-name="T28">flask db</text:span></text:span></text:span><text:span text:style-name="Strong_20_Emphasis"><text:span text:style-name="T26">。在</text:span></text:span><text:span text:style-name="Strong_20_Emphasis"><text:span text:style-name="T24">Flask-Script</text:span></text:span><text:span text:style-name="Strong_20_Emphasis"><text:span text:style-name="T26">中我们</text:span></text:span><text:span text:style-name="Strong_20_Emphasis"><text:span text:style-name="T24">Flask-Migrate</text:span></text:span><text:span text:style-name="Strong_20_Emphasis"><text:span text:style-name="T26">在</text:span></text:span><text:span text:style-name="Strong_20_Emphasis"><text:span text:style-name="T24">manage.py</text:span></text:span><text:span text:style-name="Strong_20_Emphasis"><text:span text:style-name="T26">中被初始化，在</text:span></text:span><text:span text:style-name="Strong_20_Emphasis"><text:span text:style-name="T24">FLaskCli</text:span></text:span><text:span text:style-name="Strong_20_Emphasis"><text:span text:style-name="T26">中我们需要将</text:span></text:span><text:span text:style-name="Strong_20_Emphasis"><text:span text:style-name="T24">Flask-Script</text:span></text:span><text:span text:style-name="Strong_20_Emphasis"><text:span text:style-name="T26">版本中</text:span></text:span><text:span text:style-name="Strong_20_Emphasis"><text:span text:style-name="T24">manage.py</text:span></text:span><text:span text:style-name="Strong_20_Emphasis"><text:span text:style-name="T26">中的内容移入</text:span></text:span><text:span text:style-name="Strong_20_Emphasis"><text:span text:style-name="T24">flasky.py</text:span></text:span><text:span text:style-name="Strong_20_Emphasis"><text:span text:style-name="T26">中，只有一些微小的不同。</text:span></text:span></text:p>
      <text:h text:style-name="P59" text:outline-level="2"><text:bookmark text:name="应用命令"/><text:span text:style-name="Strong_20_Emphasis"><text:span text:style-name="T27">应用命令</text:span></text:span></text:h>
      <text:p text:style-name="P4"><text:span text:style-name="Strong_20_Emphasis"><text:span text:style-name="T26">允许你把自己的常用任务</text:span></text:span><text:span text:style-name="Strong_20_Emphasis"><text:span text:style-name="T24">(custom work)</text:span></text:span><text:span text:style-name="Strong_20_Emphasis"><text:span text:style-name="T26">封装函数在命令行中执行。在</text:span></text:span><text:span text:style-name="Strong_20_Emphasis"><text:span text:style-name="T24">CLI</text:span></text:span><text:span text:style-name="Strong_20_Emphasis"><text:span text:style-name="T26">中你也只需要添加一个装饰器就能够完成迁移</text:span></text:span></text:p>
      <text:p text:style-name="P4"><text:span text:style-name="Strong_20_Emphasis"><text:span text:style-name="T26">原先的</text:span></text:span><text:span text:style-name="Strong_20_Emphasis"><text:span text:style-name="T24">./manage.py test</text:span></text:span><text:span text:style-name="Strong_20_Emphasis"><text:span text:style-name="T26">命令</text:span></text:span></text:p>
      <text:p text:style-name="Preformatted_20_Text"><text:span text:style-name="Source_20_Text">@manager.command</text:span></text:p>
      <text:p text:style-name="Preformatted_20_Text"><text:span text:style-name="Source_20_Text">def test(coverage=False):</text:span></text:p>
      <text:p text:style-name="Preformatted_20_Text"><text:span text:style-name="Source_20_Text"><text:s text:c="2"/>"""Run the unit tests."""</text:span></text:p>
      <text:p text:style-name="Preformatted_20_Text"><text:span text:style-name="Source_20_Text"><text:s text:c="2"/># ...</text:span></text:p>
      <text:p text:style-name="P48"><text:span text:style-name="T109">在</text:span><text:span text:style-name="T107">Flask-Cli</text:span><text:span text:style-name="T109">中</text:span></text:p>
      <text:p text:style-name="P29"><text:span text:style-name="Source_20_Text"><text:span text:style-name="T47">import</text:span></text:span><text:span text:style-name="Source_20_Text"> click</text:span></text:p>
      <text:p text:style-name="P29"><text:span text:style-name="Source_20_Text"><text:span text:style-name="T52"># ...</text:span></text:span></text:p>
      <text:p text:style-name="Preformatted_20_Text"><text:span text:style-name="Source_20_Text">@app.cli.command()</text:span></text:p>
      <text:p text:style-name="Preformatted_20_Text"><text:span text:style-name="Source_20_Text">@click.option('--coverage/--no-coverage', default=False, help='Enable code coverage')</text:span></text:p>
      <text:p text:style-name="Preformatted_20_Text"><text:span text:style-name="Source_20_Text">def test(coverage):</text:span></text:p>
      <text:p text:style-name="Preformatted_20_Text"><text:span text:style-name="Source_20_Text"><text:s text:c="4"/>"""Run the unit tests."""</text:span></text:p>
      <text:p text:style-name="Preformatted_20_Text"><text:span text:style-name="Source_20_Text"><text:s text:c="4"/># …</text:span></text:p>
      <text:p text:style-name="P28"><text:span text:style-name="Source_20_Text"><text:span text:style-name="T23">@app.cli.command()</text:span></text:span><text:span text:style-name="Source_20_Text"><text:span text:style-name="T22">装饰器提供了接口给</text:span></text:span><text:span text:style-name="Source_20_Text"><text:span text:style-name="T23">Click</text:span></text:span><text:span text:style-name="Source_20_Text"><text:span text:style-name="T22">。因为在</text:span></text:span><text:span text:style-name="Source_20_Text"><text:span text:style-name="T23">Flask-Script</text:span></text:span><text:span text:style-name="Source_20_Text"><text:span text:style-name="T22">中命令函执行是在应用上下文中的，而</text:span></text:span><text:span text:style-name="Source_20_Text"><text:span text:style-name="T23">Flask-Cli</text:span></text:span><text:span text:style-name="Source_20_Text"><text:span text:style-name="T22">中应用上下文如果你不需要是可以禁用的。在此处，函数的实际代码不需要改变，</text:span></text:span><text:a xlink:type="simple" xlink:href="mailto:但注意coverage选项需要显式使用@click.option装饰器" text:style-name="Internet_20_link" text:visited-style-name="Visited_20_Internet_20_Link"><text:span text:style-name="Source_20_Text">但</text:span></text:a><text:soft-page-break/><text:a xlink:type="simple" xlink:href="mailto:但注意coverage选项需要显式使用@click.option装饰器" text:style-name="Internet_20_link" text:visited-style-name="Visited_20_Internet_20_Link"><text:span text:style-name="Source_20_Text">注意</text:span></text:a><text:a xlink:type="simple" xlink:href="mailto:但注意coverage选项需要显式使用@click.option装饰器" text:style-name="Internet_20_link" text:visited-style-name="Visited_20_Internet_20_Link"><text:span text:style-name="Source_20_Text"><text:span text:style-name="T43">coverage</text:span></text:span></text:a><text:a xlink:type="simple" xlink:href="mailto:但注意coverage选项需要显式使用@click.option装饰器" text:style-name="Internet_20_link" text:visited-style-name="Visited_20_Internet_20_Link"><text:span text:style-name="Source_20_Text"><text:span text:style-name="T42">选项需要显式使用</text:span></text:span></text:a><text:a xlink:type="simple" xlink:href="mailto:但注意coverage选项需要显式使用@click.option装饰器" text:style-name="Internet_20_link" text:visited-style-name="Visited_20_Internet_20_Link"><text:span text:style-name="Source_20_Text"><text:span text:style-name="T43">@click.option</text:span></text:span></text:a><text:a xlink:type="simple" xlink:href="mailto:但注意coverage选项需要显式使用@click.option装饰器" text:style-name="Internet_20_link" text:visited-style-name="Visited_20_Internet_20_Link"><text:span text:style-name="Source_20_Text"><text:span text:style-name="T42">装饰器</text:span></text:span></text:a><text:span text:style-name="Source_20_Text"><text:span text:style-name="T22">，而在</text:span></text:span><text:span text:style-name="Source_20_Text"><text:span text:style-name="T23">flask-script</text:span></text:span><text:span text:style-name="Source_20_Text"><text:span text:style-name="T22">中，该选项是自动导出的函数的参数列表。</text:span></text:span></text:p>
      <text:p text:style-name="P28"><text:span text:style-name="Source_20_Text"><text:span text:style-name="T22"/></text:span></text:p>
      <text:h text:style-name="P67" text:outline-level="1"><text:bookmark text:name="cb_post_title_url1"/><text:a xlink:type="simple" xlink:href="http://www.cnblogs.com/zanjiahaoge666/p/7242642.html" text:style-name="Internet_20_link" text:visited-style-name="Visited_20_Internet_20_Link"><text:span text:style-name="Source_20_Text"><text:span text:style-name="T44">python</text:span></text:span></text:a><text:a xlink:type="simple" xlink:href="http://www.cnblogs.com/zanjiahaoge666/p/7242642.html" text:style-name="Internet_20_link" text:visited-style-name="Visited_20_Internet_20_Link"><text:span text:style-name="Source_20_Text"><text:span text:style-name="T45">中</text:span></text:span></text:a><text:a xlink:type="simple" xlink:href="http://www.cnblogs.com/zanjiahaoge666/p/7242642.html" text:style-name="Internet_20_link" text:visited-style-name="Visited_20_Internet_20_Link"><text:span text:style-name="Source_20_Text"><text:span text:style-name="T44">base64</text:span></text:span></text:a><text:a xlink:type="simple" xlink:href="http://www.cnblogs.com/zanjiahaoge666/p/7242642.html" text:style-name="Internet_20_link" text:visited-style-name="Visited_20_Internet_20_Link"><text:span text:style-name="Source_20_Text"><text:span text:style-name="T45">编码与解码</text:span></text:span></text:a></text:h>
      <text:p text:style-name="P28"><text:span text:style-name="Source_20_Text"><text:span text:style-name="T53">在一些项目中，接口的报文是通过</text:span></text:span><text:span text:style-name="Source_20_Text"><text:span text:style-name="T54">base64</text:span></text:span><text:span text:style-name="Source_20_Text"><text:span text:style-name="T53">加密传输的，所以在进行接口自动化时，需要对所传的参数进行</text:span></text:span><text:span text:style-name="Source_20_Text"><text:span text:style-name="T54">base64</text:span></text:span><text:span text:style-name="Source_20_Text"><text:span text:style-name="T53">编码，对拿到的响应报文进行解码；广泛应用于</text:span></text:span><text:span text:style-name="Source_20_Text"><text:span text:style-name="T55">MIME</text:span></text:span><text:span text:style-name="Source_20_Text"><text:span text:style-name="T53">协议，作为电子邮件的传输编码，生成的编码可逆，后一两位可能有“</text:span></text:span><text:span text:style-name="Source_20_Text"><text:span text:style-name="T55">=”</text:span></text:span><text:span text:style-name="Source_20_Text"><text:span text:style-name="T53">，生成的编码都是</text:span></text:span><text:span text:style-name="Source_20_Text"><text:span text:style-name="T55">ascii</text:span></text:span><text:span text:style-name="Source_20_Text"><text:span text:style-name="T53">字符。</text:span></text:span></text:p>
      <text:p text:style-name="P28"><text:span text:style-name="Source_20_Text"><text:span text:style-name="T57">python2</text:span></text:span><text:span text:style-name="Source_20_Text"><text:span text:style-name="T60">中进行</text:span></text:span><text:span text:style-name="Source_20_Text"><text:span text:style-name="T57">Base64</text:span></text:span><text:span text:style-name="Source_20_Text"><text:span text:style-name="T60">编码和解码:</text:span></text:span></text:p>
      <text:p text:style-name="P28"><text:span text:style-name="Source_20_Text"><text:span text:style-name="T56">&gt;&gt;&gt; import base64</text:span></text:span><text:span text:style-name="Source_20_Text"><text:span text:style-name="T58"><text:line-break/></text:span></text:span><text:span text:style-name="Source_20_Text"><text:span text:style-name="T56">&gt;&gt;&gt; s = '</text:span></text:span><text:span text:style-name="Source_20_Text"><text:span text:style-name="T59">我是字符串</text:span></text:span><text:span text:style-name="Source_20_Text"><text:span text:style-name="T56">'</text:span></text:span><text:span text:style-name="Source_20_Text"><text:span text:style-name="T58"><text:line-break/></text:span></text:span><text:span text:style-name="Source_20_Text"><text:span text:style-name="T56">&gt;&gt;&gt; a = base64.b64encode(s)</text:span></text:span><text:span text:style-name="Source_20_Text"><text:span text:style-name="T58"><text:line-break/></text:span></text:span><text:span text:style-name="Source_20_Text"><text:span text:style-name="T56">&gt;&gt;&gt; print a</text:span></text:span><text:span text:style-name="Source_20_Text"><text:span text:style-name="T58"><text:line-break/></text:span></text:span><text:span text:style-name="Source_20_Text"><text:span text:style-name="T56">ztLKx9fWt/u0rg==</text:span></text:span><text:span text:style-name="Source_20_Text"><text:span text:style-name="T58"><text:line-break/></text:span></text:span><text:span text:style-name="Source_20_Text"><text:span text:style-name="T56">&gt;&gt;&gt; print base64.b64decode(a)</text:span></text:span><text:span text:style-name="Source_20_Text"><text:span text:style-name="T58"><text:line-break/></text:span></text:span><text:span text:style-name="Source_20_Text"><text:span text:style-name="T59">我是字符串</text:span></text:span></text:p>
      <text:p text:style-name="P32"><text:span text:style-name="Source_20_Text"><text:span text:style-name="T56">python3</text:span></text:span><text:span text:style-name="Source_20_Text"><text:span text:style-name="T59">不太一样：因为</text:span></text:span><text:span text:style-name="Source_20_Text"><text:span text:style-name="T56">3.x</text:span></text:span><text:span text:style-name="Source_20_Text"><text:span text:style-name="T59">中字符都为</text:span></text:span><text:span text:style-name="Source_20_Text"><text:span text:style-name="T56">unicode</text:span></text:span><text:span text:style-name="Source_20_Text"><text:span text:style-name="T59">编码，而</text:span></text:span><text:span text:style-name="Source_20_Text"><text:span text:style-name="T56">b64encode</text:span></text:span><text:span text:style-name="Source_20_Text"><text:span text:style-name="T59">函数的参数为</text:span></text:span><text:span text:style-name="Source_20_Text"><text:span text:style-name="T56">byte</text:span></text:span><text:span text:style-name="Source_20_Text"><text:span text:style-name="T59">类型，所以必须先转码。</text:span></text:span></text:p>
      <text:p text:style-name="P31">import base64</text:p>
      <text:p text:style-name="P50">encodestr = base64.b64encode('abcr34r344r'.encode('utf-8'))</text:p>
      <text:p text:style-name="P50">print(encodestr)</text:p>
      <text:p text:style-name="P52">打印结果为</text:p>
      <text:p text:style-name="P50">b'YWJjcjM0cjM0NHI='</text:p>
      <text:p text:style-name="P50">b <text:span text:style-name="T118">表示 </text:span>byte<text:span text:style-name="T118">的意思，我们只要再将</text:span>byte<text:span text:style-name="T118">转换回去就好了。。。源码如下</text:span></text:p>
      <text:p text:style-name="P31">import base64</text:p>
      <text:p text:style-name="P50">encodestr = base64.b64encode('abcr34r344r'.encode('utf-8'))</text:p>
      <text:p text:style-name="P50">print(str(encodestr,'utf-8'))</text:p>
      <text:p text:style-name="P54">打印结果为</text:p>
      <text:p text:style-name="P50">YWJjcjM0cjM0NHI=</text:p>
      <text:p text:style-name="P50"/>
      <text:p text:style-name="P50"/>
      <text:p text:style-name="P50"/>
      <text:p text:style-name="P53"><text:span text:style-name="Source_20_Text"><text:span text:style-name="T96">flask虚拟环境下安装Anconda自带的库文件，不使用conda命令方式：</text:span></text:span></text:p>
      <text:p text:style-name="P51">在Anconda的安装目录下找到pkgs目录，本机为：<text:span text:style-name="T119">/usr/local/anaconda3/pkgs/,找到xxx.tar.bz2文件，解压提取lib/python3.*/site-packages下的文件到虚拟环境venv/lib64/python3.*/site-packages/下即可</text:span></text:p>
      <text:p text:style-name="P50"/>
      <text:p text:style-name="P28"><text:span text:style-name="Source_20_Text"><text:span text:style-name="T58"/></text:span></text:p>
      <text:p text:style-name="P28"><text:span text:style-name="Source_20_Text"><text:span text:style-name="T53"/></text:span></text:p>
      <text:p text:style-name="P28"><text:span text:style-name="Source_20_Text"><text:span text:style-name="T22"/></text:span></text:p>
      <text:p text:style-name="P3"><text:span text:style-name="Strong_20_Emphasis"><text:span text:style-name="T41"/></text:span></text:p>
      <text:p text:style-name="Quotations"><text:span text:style-name="Strong_20_Emphasis"/></text:p>
      <text:p text:style-name="Quotations"/>
      <text:p text:style-name="Text_20_body"><text:span text:style-name="Strong_20_Emphasis"/></text:p>
      <text:p text:style-name="Text_20_body"/>
      <text:p text:style-name="P9"/>
      <text:p text:style-name="P7"/>
      <text:p text:style-name="P7"><text:soft-page-break/></text:p>
      <text:h text:style-name="P66" text:outline-level="1"><text:span text:style-name="T120">swagger</text:span><text:span text:style-name="T121">在</text:span><text:span text:style-name="T120">node.js</text:span><text:span text:style-name="T121">下的使用</text:span></text:h>
      <text:p text:style-name="P8">在/home/260137/Swagger/下操作</text:p>
      <text:h text:style-name="Heading_20_2" text:outline-level="2">1.swagger-editor</text:h>
      <text:p text:style-name="Text_20_body"/>
      <text:list xml:id="list6945748512991522893" text:style-name="L1">
        <text:list-item>
          <text:p text:style-name="P55">在线编辑：<text:span text:style-name="Source_20_Text">http://editor.swagger.io/</text:span> </text:p>
        </text:list-item>
        <text:list-item>
          <text:p text:style-name="P55">本地编辑： </text:p>
          <text:list>
            <text:list-item>
              <text:p text:style-name="P56">用<text:span text:style-name="Source_20_Text">git clone https://github.com/swagger-api/swagger-editor.git</text:span> 将源码下载到本地 (<text:span text:style-name="T36">在/home/260137/Swagger/</text:span><text:span text:style-name="Source_20_Text"><text:span text:style-name="T37">swagger-editor</text:span></text:span>)</text:p>
            </text:list-item>
            <text:list-item>
              <text:p text:style-name="P55"><text:span text:style-name="Source_20_Text">cd swagger-editor</text:span> </text:p>
            </text:list-item>
            <text:list-item>
              <text:p text:style-name="P55"><text:span text:style-name="Source_20_Text">http-server -p 8000</text:span> </text:p>
            </text:list-item>
            <text:list-item>
              <text:p text:style-name="P62">浏览器登录<text:span text:style-name="Source_20_Text">http://127.0.0.1:8000</text:span>（与在线编辑界面一样)</text:p>
              <text:p text:style-name="P63"><text:s text:c="2"/>2.swagger-ui</text:p>
            </text:list-item>
          </text:list>
        </text:list-item>
      </text:list>
      <text:list xml:id="list7344893267544609336" text:style-name="L2">
        <text:list-header>
          <text:p text:style-name="P57">用<text:span text:style-name="Source_20_Text">git clone https://github.com/swagger-api/swagger-ui.git</text:span>将源码下载到本地 </text:p>
          <text:p text:style-name="P57"><text:span text:style-name="Source_20_Text">cd swagger-ui/dist/</text:span> （可将dist目录下的文件拷贝到任意位置，执行下面两步） </text:p>
          <text:p text:style-name="P57">将<text:span text:style-name="Source_20_Text">index.js</text:span>里面引入json文件的url改成你的api的json文件的地址 (/static/swagger_file/swagger.json)</text:p>
          <text:p text:style-name="P57"/>
          <text:p text:style-name="P57"><text:span text:style-name="Source_20_Text">http-server -p 8000</text:span> </text:p>
          <text:p text:style-name="P57"/>
          <text:p text:style-name="P57">或执行：node index.js</text:p>
        </text:list-header>
      </text:list>
      <text:p text:style-name="Standard"/>
      <text:list xml:id="list165624246157342" text:continue-numbering="true" text:style-name="L2">
        <text:list-header>
          <text:p text:style-name="P57">浏览器登录<text:span text:style-name="Source_20_Text">http://127.0.0.1:8000</text:span> 可看到在线的API文档</text:p>
        </text:list-header>
      </text:list>
      <text:p text:style-name="P8"/>
      <text:p text:style-name="P8"/>
      <text:p text:style-name="P1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1" svg:font-family="Consolas, 'Courier New', Courier, mono, serif"/>
    <style:font-face style:name="Consolas" svg:font-family="Consolas, Menlo, 'Deja Vu Sans Mono', 'Bitstream Vera Sans Mono', monospace"/>
    <style:font-face style:name="Courier New" svg:font-family="'Courier New'"/>
    <style:font-face style:name="Courier New1" svg:font-family="'Courier New', Courier, monospace"/>
    <style:font-face style:name="Courier New2" svg:font-family="'Courier New', sans-serif"/>
    <style:font-face style:name="Garamond" svg:font-family="Garamond, Georgia, serif"/>
    <style:font-face style:name="Lohit Devanagari1" svg:font-family="'Lohit Devanagari'"/>
    <style:font-face style:name="PingFang SC1" svg:font-family="'PingFang SC', 'Lantinghei SC', 'Microsoft YaHei', arial, sans-serif, tahoma"/>
    <style:font-face style:name="PingFang SC" svg:font-family="'PingFang SC', 'Microsoft YaHei', SimHei, Arial, SimSun"/>
    <style:font-face style:name="Tahoma" svg:font-family="Tahoma, Arial, Helvetica, sans-serif"/>
    <style:font-face style:name="Verdana" svg:font-family="Verdana, Arial, Helvetica, sans-serif"/>
    <style:font-face style:name="apple-system" svg:font-family="apple-system, 'SF UI Display', Arial, 'PingFang SC', 'Hiragino Sans GB', 'Microsoft YaHei', 'WenQuanYi Micro Hei', sans-serif"/>
    <style:font-face style:name="arial" svg:font-family="arial, sans-serif"/>
    <style:font-face style:name="goudy old style" svg:font-family="'goudy old style', 'minion pro', 'bell mt', Georgia, 'Hiragino Mincho Pro', serif"/>
    <style:font-face style:name="microsoft yahei" svg:font-family="'microsoft yahe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5:23.343473037</meta:creation-date>
    <dc:date>2018-09-18T16:56:23.664723080</dc:date>
    <meta:editing-duration>PT17H31M23S</meta:editing-duration>
    <meta:editing-cycles>130</meta:editing-cycles>
    <meta:generator>LibreOffice/4.3.7.2$Linux_X86_64 LibreOffice_project/430$Build-2</meta:generator>
    <dc:creator>260137 </dc:creator>
    <meta:document-statistic meta:table-count="0" meta:image-count="0" meta:object-count="0" meta:page-count="7" meta:paragraph-count="143" meta:word-count="2271" meta:character-count="6018" meta:non-whitespace-character-count="5747"/>
  </office:meta>
</office:document-meta>
</file>